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2" svg:font-family="'Liberation Serif'" style:font-family-generic="system"/>
    <style:font-face style:name="Times New Roman2" svg:font-family="'Times New Roman'" style:font-family-generic="system"/>
    <style:font-face style:name="Andale Mono" svg:font-family="'Andale Mono'" style:font-pitch="fixed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3" svg:font-family="'Liberation Serif'" style:font-family-generic="system" style:font-pitch="variable"/>
  </office:font-face-decls>
  <office:automatic-styles>
    <style:style style:name="P1" style:family="paragraph" style:parent-style-name="No_20_Spacing">
      <style:text-properties fo:color="#000000" officeooo:rsid="002eba09" officeooo:paragraph-rsid="002eba09" style:font-name-asian="Times New Roman2" style:font-size-complex="12pt"/>
    </style:style>
    <style:style style:name="P2" style:family="paragraph" style:parent-style-name="No_20_Spacing">
      <style:text-properties fo:color="#000000" officeooo:rsid="002eba09" officeooo:paragraph-rsid="0031909f" style:font-name-asian="Times New Roman2" style:font-size-complex="12pt"/>
    </style:style>
    <style:style style:name="P3" style:family="paragraph" style:parent-style-name="No_20_Spacing">
      <style:text-properties fo:color="#000000" officeooo:rsid="002eba09" officeooo:paragraph-rsid="00323093" style:font-name-asian="Times New Roman2" style:font-size-complex="12pt"/>
    </style:style>
    <style:style style:name="P4" style:family="paragraph" style:parent-style-name="No_20_Spacing">
      <style:text-properties fo:color="#000000" officeooo:rsid="002fe28f" officeooo:paragraph-rsid="002fe28f" style:font-name-asian="Times New Roman2" style:font-size-complex="12pt"/>
    </style:style>
    <style:style style:name="P5" style:family="paragraph" style:parent-style-name="No_20_Spacing">
      <style:text-properties fo:color="#000000" officeooo:rsid="002fe28f" officeooo:paragraph-rsid="0031909f" style:font-name-asian="Times New Roman2" style:font-size-complex="12pt"/>
    </style:style>
    <style:style style:name="P6" style:family="paragraph" style:parent-style-name="No_20_Spacing">
      <style:paragraph-properties fo:text-align="center" style:justify-single-word="false"/>
      <style:text-properties fo:color="#000000" officeooo:rsid="002fe28f" officeooo:paragraph-rsid="002fe28f" style:font-name-asian="Times New Roman2" style:font-size-complex="12pt"/>
    </style:style>
    <style:style style:name="P7" style:family="paragraph" style:parent-style-name="No_20_Spacing">
      <style:text-properties fo:color="#000000" officeooo:rsid="0031909f" officeooo:paragraph-rsid="0031909f" style:font-name-asian="Times New Roman2" style:font-size-complex="12pt"/>
    </style:style>
    <style:style style:name="P8" style:family="paragraph" style:parent-style-name="No_20_Spacing">
      <style:text-properties fo:color="#000000" officeooo:rsid="005e5d85" officeooo:paragraph-rsid="005e5d85" style:font-name-asian="Times New Roman2" style:font-size-complex="12pt"/>
    </style:style>
    <style:style style:name="P9" style:family="paragraph" style:parent-style-name="No_20_Spacing">
      <style:text-properties fo:color="#000000" officeooo:rsid="005f412b" officeooo:paragraph-rsid="002fe28f" style:font-name-asian="Times New Roman2" style:font-size-complex="12pt"/>
    </style:style>
    <style:style style:name="P10" style:family="paragraph" style:parent-style-name="No_20_Spacing">
      <style:text-properties fo:color="#000000" officeooo:rsid="005f412b" officeooo:paragraph-rsid="005f412b" style:font-name-asian="Times New Roman2" style:font-size-complex="12pt"/>
    </style:style>
    <style:style style:name="P11" style:family="paragraph" style:parent-style-name="No_20_Spacing">
      <style:text-properties fo:color="#000000" officeooo:rsid="0060f0a2" officeooo:paragraph-rsid="0060f0a2" style:font-name-asian="Times New Roman2" style:font-size-complex="12pt"/>
    </style:style>
    <style:style style:name="P12" style:family="paragraph" style:parent-style-name="No_20_Spacing">
      <style:text-properties fo:color="#000000" officeooo:rsid="0066220a" officeooo:paragraph-rsid="0066220a" style:font-name-asian="Times New Roman2" style:font-size-complex="12pt"/>
    </style:style>
    <style:style style:name="P13" style:family="paragraph" style:parent-style-name="No_20_Spacing">
      <style:text-properties fo:color="#000000" fo:font-weight="bold" officeooo:rsid="00323093" officeooo:paragraph-rsid="00323093" style:font-weight-asian="bold" style:font-weight-complex="bold"/>
    </style:style>
    <style:style style:name="P14" style:family="paragraph" style:parent-style-name="No_20_Spacing">
      <style:text-properties fo:color="#000000" fo:font-weight="bold" officeooo:rsid="004b05af" officeooo:paragraph-rsid="004b05af" style:font-weight-asian="bold" style:font-weight-complex="bold"/>
    </style:style>
    <style:style style:name="P15" style:family="paragraph" style:parent-style-name="No_20_Spacing">
      <style:text-properties fo:color="#000000" fo:font-weight="bold" officeooo:rsid="002eba09" officeooo:paragraph-rsid="002eba09" style:font-name-asian="Times New Roman2" style:font-weight-asian="bold" style:font-size-complex="12pt" style:font-weight-complex="bold"/>
    </style:style>
    <style:style style:name="P16" style:family="paragraph" style:parent-style-name="No_20_Spacing">
      <style:text-properties fo:color="#000000" officeooo:paragraph-rsid="000b5636"/>
    </style:style>
    <style:style style:name="P17" style:family="paragraph" style:parent-style-name="No_20_Spacing">
      <style:text-properties fo:color="#000000" style:font-name="Courier New" fo:font-size="9pt" officeooo:rsid="004b9dc1" officeooo:paragraph-rsid="004b9dc1" style:font-size-asian="9pt" style:font-size-complex="9pt"/>
    </style:style>
    <style:style style:name="P18" style:family="paragraph" style:parent-style-name="No_20_Spacing">
      <style:text-properties fo:color="#000000" style:font-name="Courier New" fo:font-size="9pt" officeooo:rsid="004b9dc1" officeooo:paragraph-rsid="004d0ea8" style:font-size-asian="9pt" style:font-size-complex="9pt"/>
    </style:style>
    <style:style style:name="P19" style:family="paragraph" style:parent-style-name="No_20_Spacing">
      <style:text-properties fo:color="#000000" style:font-name="Courier New" fo:font-size="9pt" officeooo:rsid="00612c9f" officeooo:paragraph-rsid="00612c9f" style:font-name-asian="Times New Roman2" style:font-size-asian="9pt" style:font-size-complex="9pt"/>
    </style:style>
    <style:style style:name="P20" style:family="paragraph" style:parent-style-name="No_20_Spacing">
      <style:text-properties fo:color="#000000" style:font-name="Times New Roman1" officeooo:rsid="002fe28f" officeooo:paragraph-rsid="002fe28f" style:font-name-asian="Times New Roman2" style:font-size-complex="12pt"/>
    </style:style>
    <style:style style:name="P21" style:family="paragraph" style:parent-style-name="No_20_Spacing">
      <style:text-properties fo:color="#000000" style:font-name="Times New Roman1" officeooo:rsid="002eba09" officeooo:paragraph-rsid="002eba09" style:font-name-asian="Times New Roman2" style:font-size-complex="12pt"/>
    </style:style>
    <style:style style:name="P22" style:family="paragraph" style:parent-style-name="No_20_Spacing">
      <style:text-properties fo:color="#000000" style:font-name="Times New Roman1" officeooo:rsid="00612c9f" officeooo:paragraph-rsid="00612c9f" style:font-name-asian="Times New Roman2" style:font-size-complex="12pt"/>
    </style:style>
    <style:style style:name="P23" style:family="paragraph" style:parent-style-name="No_20_Spacing">
      <style:text-properties fo:color="#000000" style:font-name="Courier 10 Pitch" officeooo:rsid="002eba09" officeooo:paragraph-rsid="002eba09" style:font-name-asian="Times New Roman2" style:font-size-complex="12pt"/>
    </style:style>
    <style:style style:name="P24" style:family="paragraph" style:parent-style-name="No_20_Spacing">
      <style:text-properties fo:color="#000000" style:font-name="Courier 10 Pitch" officeooo:rsid="002fe28f" officeooo:paragraph-rsid="002fe28f" style:font-name-asian="Times New Roman2" style:font-size-complex="12pt"/>
    </style:style>
    <style:style style:name="P25" style:family="paragraph" style:parent-style-name="No_20_Spacing">
      <style:text-properties fo:color="#000000" style:font-name="Courier 10 Pitch" officeooo:rsid="002fe28f" officeooo:paragraph-rsid="0031909f" style:font-name-asian="Times New Roman2" style:font-size-complex="12pt"/>
    </style:style>
    <style:style style:name="P26" style:family="paragraph" style:parent-style-name="No_20_Spacing">
      <style:text-properties fo:color="#000000" style:font-name="Courier 10 Pitch" officeooo:rsid="005f412b" officeooo:paragraph-rsid="005f412b" style:font-name-asian="Times New Roman2" style:font-size-complex="12pt"/>
    </style:style>
    <style:style style:name="P27" style:family="paragraph" style:parent-style-name="No_20_Spacing">
      <style:text-properties fo:color="#000000" style:font-name="Courier 10 Pitch" fo:font-size="10pt" officeooo:rsid="002fe28f" officeooo:paragraph-rsid="002fe28f" style:font-name-asian="Times New Roman2" style:font-size-asian="10pt" style:font-size-complex="10pt"/>
    </style:style>
    <style:style style:name="P28" style:family="paragraph" style:parent-style-name="No_20_Spacing">
      <style:text-properties fo:color="#000000" style:font-name="Courier 10 Pitch" fo:font-size="10pt" officeooo:rsid="002fe28f" officeooo:paragraph-rsid="0031909f" style:font-name-asian="Times New Roman2" style:font-size-asian="10pt" style:font-size-complex="10pt"/>
    </style:style>
    <style:style style:name="P29" style:family="paragraph" style:parent-style-name="No_20_Spacing">
      <style:text-properties fo:color="#000000" style:font-name="Courier 10 Pitch" fo:font-size="8pt" officeooo:rsid="0034604e" officeooo:paragraph-rsid="0034604e" style:font-size-asian="8pt" style:font-size-complex="8pt"/>
    </style:style>
    <style:style style:name="P30" style:family="paragraph" style:parent-style-name="No_20_Spacing">
      <style:text-properties fo:color="#000000" officeooo:rsid="00323093" officeooo:paragraph-rsid="00323093"/>
    </style:style>
    <style:style style:name="P31" style:family="paragraph" style:parent-style-name="No_20_Spacing">
      <style:text-properties fo:color="#000000" officeooo:rsid="0034604e" officeooo:paragraph-rsid="0034604e"/>
    </style:style>
    <style:style style:name="P32" style:family="paragraph" style:parent-style-name="No_20_Spacing">
      <style:text-properties fo:color="#000000" officeooo:rsid="00356519" officeooo:paragraph-rsid="00356519"/>
    </style:style>
    <style:style style:name="P33" style:family="paragraph" style:parent-style-name="No_20_Spacing">
      <style:text-properties fo:color="#000000" officeooo:rsid="003723c0" officeooo:paragraph-rsid="003723c0"/>
    </style:style>
    <style:style style:name="P34" style:family="paragraph" style:parent-style-name="No_20_Spacing">
      <style:text-properties fo:color="#000000" officeooo:rsid="003d373e" officeooo:paragraph-rsid="003d373e"/>
    </style:style>
    <style:style style:name="P35" style:family="paragraph" style:parent-style-name="No_20_Spacing">
      <style:text-properties fo:color="#000000" officeooo:rsid="003e91c2" officeooo:paragraph-rsid="003e91c2"/>
    </style:style>
    <style:style style:name="P36" style:family="paragraph" style:parent-style-name="No_20_Spacing">
      <style:text-properties fo:color="#000000" officeooo:rsid="003fe3c2" officeooo:paragraph-rsid="003fe3c2"/>
    </style:style>
    <style:style style:name="P37" style:family="paragraph" style:parent-style-name="No_20_Spacing">
      <style:text-properties fo:color="#000000" officeooo:rsid="00430ebf" officeooo:paragraph-rsid="00430ebf"/>
    </style:style>
    <style:style style:name="P38" style:family="paragraph" style:parent-style-name="No_20_Spacing">
      <style:text-properties fo:color="#000000" officeooo:rsid="004958ec" officeooo:paragraph-rsid="004958ec"/>
    </style:style>
    <style:style style:name="P39" style:family="paragraph" style:parent-style-name="No_20_Spacing">
      <style:text-properties fo:color="#000000" officeooo:rsid="004b9dc1" officeooo:paragraph-rsid="004b9dc1"/>
    </style:style>
    <style:style style:name="P40" style:family="paragraph" style:parent-style-name="No_20_Spacing">
      <style:text-properties fo:color="#000000" officeooo:rsid="005f412b" officeooo:paragraph-rsid="005f412b"/>
    </style:style>
    <style:style style:name="P41" style:family="paragraph" style:parent-style-name="No_20_Spacing">
      <style:text-properties fo:color="#000000" officeooo:rsid="00655283" officeooo:paragraph-rsid="00655283"/>
    </style:style>
    <style:style style:name="P42" style:family="paragraph" style:parent-style-name="No_20_Spacing">
      <style:text-properties fo:color="#000000" officeooo:rsid="0065b77b" officeooo:paragraph-rsid="0065b77b"/>
    </style:style>
    <style:style style:name="P43" style:family="paragraph" style:parent-style-name="No_20_Spacing">
      <style:text-properties fo:color="#000000" officeooo:rsid="006797e0" officeooo:paragraph-rsid="006797e0"/>
    </style:style>
    <style:style style:name="P44" style:family="paragraph" style:parent-style-name="No_20_Spacing">
      <style:text-properties officeooo:paragraph-rsid="000b5636"/>
    </style:style>
    <style:style style:name="P45" style:family="paragraph" style:parent-style-name="No_20_Spacing">
      <style:text-properties style:font-name="Andale Mono" fo:font-size="10pt" officeooo:rsid="0026152c" officeooo:paragraph-rsid="0026152c" style:font-size-asian="10pt" style:font-size-complex="10pt"/>
    </style:style>
    <style:style style:name="P46" style:family="paragraph" style:parent-style-name="No_20_Spacing">
      <style:text-properties style:font-name="Andale Mono" fo:font-size="10pt" officeooo:rsid="0026152c" officeooo:paragraph-rsid="002b76a5" style:font-size-asian="10pt" style:font-size-complex="10pt"/>
    </style:style>
    <style:style style:name="P47" style:family="paragraph" style:parent-style-name="No_20_Spacing">
      <style:text-properties style:font-name="Andale Mono" fo:font-size="10pt" officeooo:rsid="001a3427" officeooo:paragraph-rsid="001a3427" style:font-size-asian="10pt" style:font-size-complex="10pt"/>
    </style:style>
    <style:style style:name="P48" style:family="paragraph" style:parent-style-name="No_20_Spacing">
      <style:text-properties officeooo:rsid="001a3427" officeooo:paragraph-rsid="001a3427"/>
    </style:style>
    <style:style style:name="P49" style:family="paragraph" style:parent-style-name="No_20_Spacing">
      <style:text-properties fo:font-weight="bold" officeooo:rsid="001a3427" officeooo:paragraph-rsid="001a3427" style:font-weight-asian="bold" style:font-weight-complex="bold"/>
    </style:style>
    <style:style style:name="P50" style:family="paragraph" style:parent-style-name="No_20_Spacing">
      <style:text-properties fo:font-weight="bold" officeooo:rsid="0024ef67" officeooo:paragraph-rsid="0024ef67" style:font-weight-asian="bold" style:font-weight-complex="bold"/>
    </style:style>
    <style:style style:name="P51" style:family="paragraph" style:parent-style-name="No_20_Spacing">
      <style:text-properties fo:font-weight="bold" officeooo:rsid="0026152c" officeooo:paragraph-rsid="0026152c" style:font-weight-asian="bold" style:font-weight-complex="bold"/>
    </style:style>
    <style:style style:name="P52" style:family="paragraph" style:parent-style-name="No_20_Spacing">
      <style:text-properties fo:font-weight="bold" officeooo:rsid="005e5d85" officeooo:paragraph-rsid="005e5d85" style:font-weight-asian="bold" style:font-weight-complex="bold"/>
    </style:style>
    <style:style style:name="P53" style:family="paragraph" style:parent-style-name="No_20_Spacing">
      <style:text-properties officeooo:rsid="001b67a5" officeooo:paragraph-rsid="001b67a5"/>
    </style:style>
    <style:style style:name="P54" style:family="paragraph" style:parent-style-name="No_20_Spacing">
      <style:text-properties officeooo:rsid="001b67a5" officeooo:paragraph-rsid="002b76a5"/>
    </style:style>
    <style:style style:name="P55" style:family="paragraph" style:parent-style-name="No_20_Spacing">
      <style:text-properties officeooo:rsid="001d4d79" officeooo:paragraph-rsid="001d4d79"/>
    </style:style>
    <style:style style:name="P56" style:family="paragraph" style:parent-style-name="No_20_Spacing">
      <style:text-properties officeooo:rsid="001d4d79" officeooo:paragraph-rsid="0020e17d"/>
    </style:style>
    <style:style style:name="P57" style:family="paragraph" style:parent-style-name="No_20_Spacing">
      <style:text-properties officeooo:rsid="001d4d79" officeooo:paragraph-rsid="002b76a5"/>
    </style:style>
    <style:style style:name="P58" style:family="paragraph" style:parent-style-name="No_20_Spacing">
      <style:text-properties officeooo:rsid="00205b27" officeooo:paragraph-rsid="00205b27"/>
    </style:style>
    <style:style style:name="P59" style:family="paragraph" style:parent-style-name="No_20_Spacing">
      <style:text-properties officeooo:rsid="00205b27" officeooo:paragraph-rsid="0020e17d"/>
    </style:style>
    <style:style style:name="P60" style:family="paragraph" style:parent-style-name="No_20_Spacing">
      <style:text-properties officeooo:rsid="00205b27" officeooo:paragraph-rsid="002c8235"/>
    </style:style>
    <style:style style:name="P61" style:family="paragraph" style:parent-style-name="No_20_Spacing">
      <style:text-properties fo:font-style="normal" officeooo:rsid="0020e17d" officeooo:paragraph-rsid="0020e17d" style:font-style-asian="normal" style:font-style-complex="normal"/>
    </style:style>
    <style:style style:name="P62" style:family="paragraph" style:parent-style-name="No_20_Spacing">
      <style:text-properties fo:font-style="normal" officeooo:rsid="001d4d79" officeooo:paragraph-rsid="00231beb" style:font-style-asian="normal" style:font-style-complex="normal"/>
    </style:style>
    <style:style style:name="P63" style:family="paragraph" style:parent-style-name="No_20_Spacing">
      <style:text-properties fo:font-style="normal" officeooo:rsid="001d4d79" officeooo:paragraph-rsid="002b76a5" style:font-style-asian="normal" style:font-style-complex="normal"/>
    </style:style>
    <style:style style:name="P64" style:family="paragraph" style:parent-style-name="No_20_Spacing">
      <style:text-properties fo:font-style="normal" officeooo:rsid="00231beb" officeooo:paragraph-rsid="00231beb" style:font-style-asian="normal" style:font-style-complex="normal"/>
    </style:style>
    <style:style style:name="P65" style:family="paragraph" style:parent-style-name="No_20_Spacing">
      <style:text-properties fo:font-style="normal" officeooo:rsid="00231beb" officeooo:paragraph-rsid="002b76a5" style:font-style-asian="normal" style:font-style-complex="normal"/>
    </style:style>
    <style:style style:name="P66" style:family="paragraph" style:parent-style-name="No_20_Spacing">
      <style:text-properties fo:font-style="normal" officeooo:rsid="0023e044" officeooo:paragraph-rsid="0023e044" style:font-style-asian="normal" style:font-style-complex="normal"/>
    </style:style>
    <style:style style:name="P67" style:family="paragraph" style:parent-style-name="No_20_Spacing">
      <style:text-properties fo:font-style="normal" officeooo:rsid="002484aa" officeooo:paragraph-rsid="002484aa" style:font-style-asian="normal" style:font-style-complex="normal"/>
    </style:style>
    <style:style style:name="P68" style:family="paragraph" style:parent-style-name="No_20_Spacing">
      <style:text-properties fo:font-style="normal" officeooo:rsid="00205b27" officeooo:paragraph-rsid="002b76a5" style:font-style-asian="normal" style:font-style-complex="normal"/>
    </style:style>
    <style:style style:name="P69" style:family="paragraph" style:parent-style-name="No_20_Spacing">
      <style:text-properties fo:font-style="normal" officeooo:rsid="002b76a5" officeooo:paragraph-rsid="002b76a5" style:font-style-asian="normal" style:font-style-complex="normal"/>
    </style:style>
    <style:style style:name="P70" style:family="paragraph" style:parent-style-name="No_20_Spacing">
      <style:text-properties fo:font-style="normal" fo:font-weight="bold" officeooo:rsid="002484aa" officeooo:paragraph-rsid="002484aa" style:font-style-asian="normal" style:font-weight-asian="bold" style:font-style-complex="normal" style:font-weight-complex="bold"/>
    </style:style>
    <style:style style:name="P71" style:family="paragraph" style:parent-style-name="No_20_Spacing">
      <style:text-properties fo:font-style="normal" fo:font-weight="bold" officeooo:rsid="002b76a5" officeooo:paragraph-rsid="002b76a5" style:font-style-asian="normal" style:font-weight-asian="bold" style:font-style-complex="normal" style:font-weight-complex="bold"/>
    </style:style>
    <style:style style:name="P72" style:family="paragraph" style:parent-style-name="No_20_Spacing">
      <style:text-properties officeooo:rsid="0024ef67" officeooo:paragraph-rsid="0024ef67"/>
    </style:style>
    <style:style style:name="P73" style:family="paragraph" style:parent-style-name="No_20_Spacing">
      <style:text-properties fo:font-weight="normal" officeooo:rsid="0026152c" officeooo:paragraph-rsid="0026152c" style:font-weight-asian="normal" style:font-weight-complex="normal"/>
    </style:style>
    <style:style style:name="P74" style:family="paragraph" style:parent-style-name="No_20_Spacing">
      <style:text-properties officeooo:rsid="00291c60" officeooo:paragraph-rsid="00291c60"/>
    </style:style>
    <style:style style:name="P75" style:family="paragraph" style:parent-style-name="No_20_Spacing">
      <style:text-properties style:font-name="Courier 10 Pitch" officeooo:rsid="00205b27" officeooo:paragraph-rsid="002b76a5"/>
    </style:style>
    <style:style style:name="P76" style:family="paragraph" style:parent-style-name="No_20_Spacing">
      <style:text-properties style:font-name="Courier 10 Pitch" officeooo:rsid="001d4d79" officeooo:paragraph-rsid="002b76a5"/>
    </style:style>
    <style:style style:name="P77" style:family="paragraph" style:parent-style-name="No_20_Spacing">
      <style:text-properties officeooo:rsid="002b76a5" officeooo:paragraph-rsid="002b76a5"/>
    </style:style>
    <style:style style:name="P78" style:family="paragraph" style:parent-style-name="No_20_Spacing">
      <style:text-properties officeooo:rsid="0020e17d" officeooo:paragraph-rsid="002b76a5"/>
    </style:style>
    <style:style style:name="P79" style:family="paragraph" style:parent-style-name="No_20_Spacing">
      <style:text-properties officeooo:rsid="0020e17d" officeooo:paragraph-rsid="0020e17d"/>
    </style:style>
    <style:style style:name="P80" style:family="paragraph" style:parent-style-name="No_20_Spacing">
      <style:text-properties officeooo:rsid="002c8235" officeooo:paragraph-rsid="002c8235"/>
    </style:style>
    <style:style style:name="P81" style:family="paragraph" style:parent-style-name="No_20_Spacing">
      <style:text-properties officeooo:rsid="002eba09" officeooo:paragraph-rsid="002eba09"/>
    </style:style>
    <style:style style:name="P82" style:family="paragraph" style:parent-style-name="No_20_Spacing">
      <style:text-properties officeooo:rsid="005e5d85" officeooo:paragraph-rsid="005e5d85"/>
    </style:style>
    <style:style style:name="P83" style:family="paragraph" style:parent-style-name="No_20_Spacing">
      <style:paragraph-properties fo:break-before="page"/>
      <style:text-properties fo:color="#000000" fo:font-weight="bold" officeooo:rsid="004958ec" officeooo:paragraph-rsid="004958ec" style:font-weight-asian="bold" style:font-weight-complex="bold"/>
    </style:style>
    <style:style style:name="P84" style:family="paragraph" style:parent-style-name="No_20_Spacing">
      <style:paragraph-properties fo:break-before="page"/>
      <style:text-properties fo:color="#000000" fo:font-weight="bold" officeooo:rsid="00655283" officeooo:paragraph-rsid="00655283" style:font-weight-asian="bold" style:font-weight-complex="bold"/>
    </style:style>
    <style:style style:name="P85" style:family="paragraph" style:parent-style-name="No_20_Spacing">
      <style:paragraph-properties fo:break-before="page"/>
      <style:text-properties fo:color="#000000" officeooo:rsid="002eba09" officeooo:paragraph-rsid="002eba09" style:font-name-asian="Times New Roman2" style:font-size-complex="12pt"/>
    </style:style>
    <style:style style:name="P86" style:family="paragraph" style:parent-style-name="No_20_Spacing">
      <style:paragraph-properties fo:break-before="page"/>
      <style:text-properties fo:color="#000000" officeooo:rsid="002fe28f" officeooo:paragraph-rsid="002fe28f" style:font-name-asian="Times New Roman2" style:font-size-complex="12pt"/>
    </style:style>
    <style:style style:name="P87" style:family="paragraph" style:parent-style-name="No_20_Spacing">
      <style:paragraph-properties fo:break-before="page"/>
      <style:text-properties fo:color="#000000" officeooo:paragraph-rsid="000b5636"/>
    </style:style>
    <style:style style:name="P88" style:family="paragraph" style:parent-style-name="No_20_Spacing">
      <style:paragraph-properties fo:break-before="page"/>
      <style:text-properties fo:color="#000000" officeooo:rsid="003e91c2" officeooo:paragraph-rsid="003e91c2"/>
    </style:style>
    <style:style style:name="P89" style:family="paragraph" style:parent-style-name="No_20_Spacing">
      <style:paragraph-properties fo:break-before="page"/>
      <style:text-properties fo:color="#000000" officeooo:rsid="00655283" officeooo:paragraph-rsid="00655283"/>
    </style:style>
    <style:style style:name="P90" style:family="paragraph" style:parent-style-name="No_20_Spacing">
      <style:paragraph-properties fo:break-before="page"/>
      <style:text-properties fo:font-weight="bold" officeooo:rsid="0024ef67" officeooo:paragraph-rsid="0024ef67" style:font-weight-asian="bold" style:font-weight-complex="bold"/>
    </style:style>
    <style:style style:name="P91" style:family="paragraph" style:parent-style-name="No_20_Spacing">
      <style:paragraph-properties fo:break-before="page"/>
      <style:text-properties fo:font-weight="bold" officeooo:rsid="0026152c" officeooo:paragraph-rsid="0026152c" style:font-weight-asian="bold" style:font-weight-complex="bold"/>
    </style:style>
    <style:style style:name="P92" style:family="paragraph" style:parent-style-name="No_20_Spacing">
      <style:paragraph-properties fo:break-before="page"/>
      <style:text-properties fo:font-weight="bold" officeooo:rsid="005cac33" officeooo:paragraph-rsid="005cac33" style:font-weight-asian="bold" style:font-weight-complex="bold"/>
    </style:style>
    <style:style style:name="P93" style:family="paragraph" style:parent-style-name="No_20_Spacing">
      <style:paragraph-properties fo:break-before="page"/>
      <style:text-properties officeooo:rsid="001b67a5" officeooo:paragraph-rsid="001b67a5"/>
    </style:style>
    <style:style style:name="P94" style:family="paragraph" style:parent-style-name="No_20_Spacing">
      <style:paragraph-properties fo:break-before="page"/>
      <style:text-properties officeooo:rsid="002b76a5" officeooo:paragraph-rsid="002b76a5"/>
    </style:style>
    <style:style style:name="P95" style:family="paragraph" style:parent-style-name="No_20_Spacing">
      <style:paragraph-properties fo:margin-left="1.251cm" fo:margin-right="0cm" fo:text-indent="0cm" style:auto-text-indent="false"/>
      <style:text-properties style:font-name="Courier 10 Pitch" officeooo:rsid="002c8235" officeooo:paragraph-rsid="002c8235"/>
    </style:style>
    <style:style style:name="P96" style:family="paragraph" style:parent-style-name="No_20_Spacing">
      <style:paragraph-properties fo:margin-left="1.251cm" fo:margin-right="0cm" fo:text-indent="0cm" style:auto-text-indent="false"/>
      <style:text-properties style:font-name="Courier 10 Pitch" officeooo:rsid="002b76a5" officeooo:paragraph-rsid="002b76a5"/>
    </style:style>
    <style:style style:name="P97" style:family="paragraph" style:parent-style-name="No_20_Spacing">
      <style:paragraph-properties fo:margin-left="1.251cm" fo:margin-right="0cm" fo:text-indent="0cm" style:auto-text-indent="false"/>
      <style:text-properties style:font-name="Courier 10 Pitch" officeooo:rsid="00291c60" officeooo:paragraph-rsid="00291c60"/>
    </style:style>
    <style:style style:name="P98" style:family="paragraph" style:parent-style-name="No_20_Spacing">
      <style:paragraph-properties fo:margin-left="1.251cm" fo:margin-right="0cm" fo:text-indent="0cm" style:auto-text-indent="false"/>
      <style:text-properties style:font-name="Courier 10 Pitch" officeooo:rsid="00291c60" officeooo:paragraph-rsid="002b76a5"/>
    </style:style>
    <style:style style:name="P99" style:family="paragraph" style:parent-style-name="No_20_Spacing">
      <style:paragraph-properties fo:margin-left="1.251cm" fo:margin-right="0cm" fo:text-indent="0cm" style:auto-text-indent="false"/>
      <style:text-properties style:font-name="Courier 10 Pitch" officeooo:rsid="001b67a5" officeooo:paragraph-rsid="002b76a5"/>
    </style:style>
    <style:style style:name="P100" style:family="paragraph" style:parent-style-name="No_20_Spacing">
      <style:paragraph-properties fo:margin-left="1.251cm" fo:margin-right="0cm" fo:text-indent="0cm" style:auto-text-indent="false"/>
      <style:text-properties officeooo:rsid="001b67a5" officeooo:paragraph-rsid="001b67a5"/>
    </style:style>
    <style:style style:name="P101" style:family="paragraph" style:parent-style-name="No_20_Spacing">
      <style:paragraph-properties fo:margin-left="1.251cm" fo:margin-right="0cm" fo:text-indent="0cm" style:auto-text-indent="false"/>
      <style:text-properties officeooo:rsid="001b67a5" officeooo:paragraph-rsid="002b76a5"/>
    </style:style>
    <style:style style:name="P102" style:family="paragraph" style:parent-style-name="No_20_Spacing">
      <style:paragraph-properties fo:margin-left="1.251cm" fo:margin-right="0cm" fo:text-indent="0cm" style:auto-text-indent="false"/>
      <style:text-properties fo:color="#000000" style:font-name="Courier 10 Pitch" fo:font-size="9pt" officeooo:rsid="002eba09" officeooo:paragraph-rsid="002eba09" style:font-name-asian="Times New Roman2" style:font-size-asian="9pt" style:font-size-complex="9pt"/>
    </style:style>
    <style:style style:name="P103" style:family="paragraph" style:parent-style-name="Standard">
      <style:text-properties fo:color="#000000" officeooo:rsid="00655283" officeooo:paragraph-rsid="00655283"/>
    </style:style>
    <style:style style:name="P104" style:family="paragraph" style:parent-style-name="Standard">
      <style:paragraph-properties fo:margin-top="0cm" fo:margin-bottom="0.499cm" style:contextual-spacing="false" fo:line-height="138%" style:writing-mode="lr-tb"/>
      <style:text-properties officeooo:paragraph-rsid="0065b77b"/>
    </style:style>
    <style:style style:name="P105" style:family="paragraph" style:parent-style-name="Standard">
      <style:paragraph-properties fo:margin-top="0cm" fo:margin-bottom="0.499cm" style:contextual-spacing="false" fo:line-height="138%" style:writing-mode="lr-tb"/>
      <style:text-properties officeooo:rsid="0065b77b" officeooo:paragraph-rsid="0065b77b"/>
    </style:style>
    <style:style style:name="P106" style:family="paragraph" style:parent-style-name="Standard">
      <style:paragraph-properties fo:margin-top="0cm" fo:margin-bottom="0.499cm" style:contextual-spacing="false" fo:line-height="138%" style:writing-mode="lr-tb"/>
      <style:text-properties style:font-name="Courier 10 Pitch" fo:font-size="9pt" officeooo:rsid="0065b77b" officeooo:paragraph-rsid="0065b77b" style:font-size-asian="9pt" style:font-size-complex="9pt"/>
    </style:style>
    <style:style style:name="P107" style:family="paragraph" style:parent-style-name="Standard">
      <style:paragraph-properties fo:margin-top="0cm" fo:margin-bottom="0.499cm" style:contextual-spacing="true" fo:line-height="100%" style:writing-mode="lr-tb">
        <style:tab-stops/>
      </style:paragraph-properties>
      <style:text-properties style:font-name="Courier 10 Pitch" fo:font-size="9pt" officeooo:rsid="0065b77b" officeooo:paragraph-rsid="0065b77b" style:font-size-asian="9pt" style:font-size-complex="9pt"/>
    </style:style>
    <style:style style:name="P108" style:family="paragraph" style:parent-style-name="Standard">
      <style:paragraph-properties fo:margin-top="0cm" fo:margin-bottom="0.499cm" style:contextual-spacing="true" fo:line-height="100%" style:writing-mode="lr-tb">
        <style:tab-stops/>
      </style:paragraph-properties>
      <style:text-properties fo:color="#000000" style:font-name="Courier 10 Pitch" fo:font-size="9pt" officeooo:rsid="0065b77b" officeooo:paragraph-rsid="0065b77b" style:font-size-asian="9pt" style:font-size-complex="9pt"/>
    </style:style>
    <style:style style:name="P109" style:family="paragraph" style:parent-style-name="Text_20_body">
      <style:paragraph-properties fo:margin-top="0cm" fo:margin-bottom="0cm" style:contextual-spacing="false" fo:line-height="138%" style:writing-mode="lr-tb"/>
    </style:style>
    <style:style style:name="P110" style:family="paragraph" style:parent-style-name="No_20_Spacing" style:master-page-name="">
      <style:paragraph-properties fo:margin-left="1.7cm" fo:margin-right="0cm" fo:text-align="start" style:justify-single-word="false" fo:orphans="2" fo:widows="2" fo:text-indent="0cm" style:auto-text-indent="false" style:page-number="auto" style:vertical-align="auto" style:writing-mode="lr-tb"/>
      <style:text-properties fo:color="#000000" officeooo:rsid="0060f0a2" officeooo:paragraph-rsid="0060f0a2" style:font-name-asian="Times New Roman2" style:font-size-complex="12pt"/>
    </style:style>
    <style:style style:name="P111" style:family="paragraph" style:parent-style-name="No_20_Spacing" style:master-page-name="">
      <style:paragraph-properties fo:margin-left="1.7cm" fo:margin-right="0cm" fo:text-align="start" style:justify-single-word="false" fo:orphans="2" fo:widows="2" fo:text-indent="0cm" style:auto-text-indent="false" style:page-number="auto" style:vertical-align="auto" style:writing-mode="lr-tb"/>
      <style:text-properties fo:color="#000000" officeooo:rsid="0066220a" officeooo:paragraph-rsid="0066220a" style:font-name-asian="Times New Roman2" style:font-size-complex="12pt"/>
    </style:style>
    <style:style style:name="P112" style:family="paragraph" style:parent-style-name="No_20_Spacing">
      <style:paragraph-properties fo:margin-left="1.7cm" fo:margin-right="0cm" fo:text-align="start" style:justify-single-word="false" fo:orphans="2" fo:widows="2" fo:text-indent="0cm" style:auto-text-indent="false" style:vertical-align="auto" style:writing-mode="lr-tb"/>
      <style:text-properties fo:color="#000000" style:font-name="Times New Roman1" officeooo:paragraph-rsid="0060f0a2"/>
    </style:style>
    <style:style style:name="P113" style:family="paragraph" style:parent-style-name="No_20_Spacing">
      <style:paragraph-properties fo:margin-left="1.7cm" fo:margin-right="0cm" fo:text-align="start" style:justify-single-word="false" fo:orphans="2" fo:widows="2" fo:text-indent="0cm" style:auto-text-indent="false" style:vertical-align="auto" style:writing-mode="lr-tb"/>
      <style:text-properties fo:color="#000000" style:font-name="Times New Roman1" officeooo:rsid="002fe28f" officeooo:paragraph-rsid="002fe28f" style:font-name-asian="Times New Roman2" style:font-size-complex="12pt"/>
    </style:style>
    <style:style style:name="P114" style:family="paragraph" style:parent-style-name="No_20_Spacing">
      <style:paragraph-properties fo:margin-left="1.7cm" fo:margin-right="0cm" fo:text-align="start" style:justify-single-word="false" fo:orphans="2" fo:widows="2" fo:text-indent="0cm" style:auto-text-indent="false" style:vertical-align="auto" style:writing-mode="lr-tb"/>
      <style:text-properties fo:color="#000000" officeooo:rsid="0066220a" officeooo:paragraph-rsid="0066220a" style:font-name-asian="Times New Roman2" style:font-size-complex="12pt"/>
    </style:style>
    <style:style style:name="P115" style:family="paragraph" style:parent-style-name="No_20_Spacing">
      <style:paragraph-properties fo:margin-left="1.7cm" fo:margin-right="0cm" fo:text-align="start" style:justify-single-word="false" fo:orphans="2" fo:widows="2" fo:text-indent="0cm" style:auto-text-indent="false" style:vertical-align="auto" style:writing-mode="lr-tb"/>
      <style:text-properties fo:font-variant="normal" fo:text-transform="none" fo:color="#000000" style:font-name="Times New Roman1" fo:font-size="10.3999996185303pt" fo:letter-spacing="normal" fo:font-style="normal" fo:font-weight="normal" officeooo:rsid="0060f0a2" officeooo:paragraph-rsid="0060f0a2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05b27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05b27" style:font-style-asian="italic" style:font-style-complex="italic"/>
    </style:style>
    <style:style style:name="T6" style:family="text">
      <style:text-properties fo:font-style="italic" officeooo:rsid="002c8235" style:font-style-asian="italic" style:font-style-complex="italic"/>
    </style:style>
    <style:style style:name="T7" style:family="text">
      <style:text-properties officeooo:rsid="0026152c"/>
    </style:style>
    <style:style style:name="T8" style:family="text">
      <style:text-properties style:font-name="Courier 10 Pitch"/>
    </style:style>
    <style:style style:name="T9" style:family="text">
      <style:text-properties style:font-name="Courier 10 Pitch" officeooo:rsid="002b76a5"/>
    </style:style>
    <style:style style:name="T10" style:family="text">
      <style:text-properties style:font-name="Courier 10 Pitch" officeooo:rsid="00205b27"/>
    </style:style>
    <style:style style:name="T11" style:family="text">
      <style:text-properties officeooo:rsid="002b76a5"/>
    </style:style>
    <style:style style:name="T12" style:family="text">
      <style:text-properties officeooo:rsid="002c8235"/>
    </style:style>
    <style:style style:name="T13" style:family="text">
      <style:text-properties officeooo:rsid="002fe28f"/>
    </style:style>
    <style:style style:name="T14" style:family="text">
      <style:text-properties officeooo:rsid="0031909f"/>
    </style:style>
    <style:style style:name="T15" style:family="text">
      <style:text-properties officeooo:rsid="0034604e"/>
    </style:style>
    <style:style style:name="T16" style:family="text">
      <style:text-properties officeooo:rsid="003fe3c2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officeooo:rsid="004d0ea8"/>
    </style:style>
    <style:style style:name="T19" style:family="text">
      <style:text-properties officeooo:rsid="005e5d85"/>
    </style:style>
    <style:style style:name="T20" style:family="text">
      <style:text-properties officeooo:rsid="005f412b"/>
    </style:style>
    <style:style style:name="T21" style:family="text">
      <style:text-properties fo:font-variant="normal" fo:text-transform="none" fo:font-size="10.3999996185303pt" fo:letter-spacing="normal" fo:font-style="normal" fo:font-weight="normal"/>
    </style:style>
    <style:style style:name="T22" style:family="text">
      <style:text-properties fo:font-variant="normal" fo:text-transform="none" fo:font-size="10.3999996185303pt" fo:letter-spacing="normal" fo:font-style="normal" fo:font-weight="normal" officeooo:rsid="00626ce7"/>
    </style:style>
    <style:style style:name="T23" style:family="text">
      <style:text-properties officeooo:rsid="0060f0a2" style:font-name-asian="Times New Roman2" style:font-size-complex="12pt"/>
    </style:style>
    <style:style style:name="T24" style:family="text">
      <style:text-properties officeooo:rsid="00626ce7"/>
    </style:style>
    <style:style style:name="T25" style:family="text">
      <style:text-properties officeooo:rsid="0066220a"/>
    </style:style>
    <style:style style:name="T26" style:family="text">
      <style:text-properties officeooo:rsid="0067233f"/>
    </style:style>
    <style:style style:name="T27" style:family="text">
      <style:text-properties officeooo:rsid="0067c8ba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2">Draft Fifth Lesson</text:p>
      <text:p text:style-name="P81"/>
      <text:p text:style-name="P81"/>
      <text:p text:style-name="P52">Recap of arrays</text:p>
      <text:p text:style-name="P82"/>
      <text:p text:style-name="P82">How to declare a single-dimension array</text:p>
      <text:p text:style-name="P82">How to declare a two-dimensional array</text:p>
      <text:p text:style-name="P82"/>
      <text:p text:style-name="P82">Try and re-create the declaration and initialisation of the times-table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>Answer:</text:p>
      <text:p text:style-name="P82">int timesTable[][<text:span text:style-name="T25">10</text:span>] = { { 1, 2,3,4,5,6,7,8,9,10 },</text:p>
      <text:p text:style-name="P82"><text:tab/><text:tab/> <text:s text:c="9"/>{2,4,6,8,10,12,14,16,18,20},</text:p>
      <text:p text:style-name="P82"><text:tab/><text:tab/><text:tab/> ….</text:p>
      <text:p text:style-name="P82"><text:tab/><text:tab/> <text:s text:c="9"/>{10,20,30,40,50,60,70,80,90,100 }};</text:p>
      <text:p text:style-name="P82"/>
      <text:p text:style-name="P82"/>
      <text:p text:style-name="P82">Strings as arrays of characters. <text:s/>Equ<text:span text:style-name="T27">i</text:span>valence of ~</text:p>
      <text:p text:style-name="P82"/>
      <text:p text:style-name="P82"/>
      <text:p text:style-name="P82"/>
      <text:p text:style-name="P82">New topic:</text:p>
      <text:p text:style-name="P82"/>
      <text:p text:style-name="P15">Random Numbers</text:p>
      <text:p text:style-name="P1"/>
      <text:p text:style-name="P1">We need to have a look at random numbers, to do the next bit. <text:s/>Much more interesting than arrays.</text:p>
      <text:p text:style-name="P1"/>
      <text:p text:style-name="P1"/>
      <text:p text:style-name="P1">We need to include the header file that describes the random functions, they're in stdlib.</text:p>
      <text:p text:style-name="P1"/>
      <text:p text:style-name="P102">#include&lt;stdlib.h&gt;</text:p>
      <text:p text:style-name="P102"/>
      <text:p text:style-name="P102">int r;</text:p>
      <text:p text:style-name="P102"/>
      <text:p text:style-name="P102">r = rand();</text:p>
      <text:p text:style-name="P102"/>
      <text:p text:style-name="P102">printf(“%d\n”, r);</text:p>
      <text:p text:style-name="P102"/>
      <text:p text:style-name="P1"/>
      <text:p text:style-name="P1"><text:span text:style-name="T25">I</text:span>t really is simple.</text:p>
      <text:p text:style-name="P1"/>
      <text:p text:style-name="P2">rand() returns an integer between 0 and a constant called RAND_MAX. <text:s/><text:span text:style-name="T14">In the GNU C Library, it is 214 748 364 7, which is the largest signed integer representable in 32 bits.</text:span></text:p>
      <text:p text:style-name="P1"><text:soft-page-break/></text:p>
      <text:p text:style-name="P1">Lets try it out ….</text:p>
      <text:p text:style-name="P1"/>
      <text:p text:style-name="P1"/>
      <text:p text:style-name="P1"/>
      <text:p text:style-name="P1"/>
      <text:p text:style-name="P15">Practical</text:p>
      <text:p text:style-name="P1"/>
      <text:p text:style-name="P1">try out this code.</text:p>
      <text:p text:style-name="P1"/>
      <text:p text:style-name="P5"/>
      <text:p text:style-name="P25">int main(int argc, char** argv) {</text:p>
      <text:p text:style-name="P25"/>
      <text:p text:style-name="P25"><text:s text:c="4"/>int r = rand();</text:p>
      <text:p text:style-name="P25"><text:s text:c="4"/>printf("%d\n", r);</text:p>
      <text:p text:style-name="P25"/>
      <text:p text:style-name="P25"><text:s text:c="4"/>return (EXIT_SUCCESS);</text:p>
      <text:p text:style-name="P25">}</text:p>
      <text:p text:style-name="P25"/>
      <text:p text:style-name="P25"/>
      <text:p text:style-name="P1"><text:span text:style-name="T19">Run it, </text:span>What do you notice?</text:p>
      <text:p text:style-name="P1"/>
      <text:p text:style-name="P1">Print out 100 random numbers.</text:p>
      <text:p text:style-name="P1"/>
      <text:p text:style-name="P1">What do you notice?</text:p>
      <text:p text:style-name="P85">It should produce the same result<text:span text:style-name="T14">(s)</text:span> each time its run.</text:p>
      <text:p text:style-name="P1"/>
      <text:p text:style-name="P1">The problem is the random number generator is a PRNG <text:span text:style-name="T25">(pseudo-random)</text:span> one. <text:s/>It produces the same <text:span text:style-name="T17">sequence</text:span> of numbers each time.</text:p>
      <text:p text:style-name="P1"/>
      <text:p text:style-name="P8">Linear congruential generator :- <text:s/><text:span text:style-name="T20">see wikipedia</text:span></text:p>
      <text:p text:style-name="P8"/>
      <text:p text:style-name="P6"/>
      <text:p text:style-name="P6"><draw:frame draw:style-name="fr1" draw:name="Object1" text:anchor-type="as-char" svg:y="-0.386cm" svg:width="6.175cm" svg:height="0.762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/>
      <text:p text:style-name="P4"/>
      <text:p text:style-name="P12">To get the next number in sequence from the current one (Xn) :-</text:p>
      <text:p text:style-name="P12"/>
      <text:p text:style-name="P111">multiply Xn by a</text:p>
      <text:p text:style-name="P114">add c</text:p>
      <text:p text:style-name="P114">then do modulo m.</text:p>
      <text:p text:style-name="P12"/>
      <text:p text:style-name="P12"/>
      <text:p text:style-name="P11">One is this, <text:span text:style-name="T25">where :-</text:span></text:p>
      <text:p text:style-name="P11"/>
      <text:p text:style-name="P110">m = 2^31</text:p>
      <text:p text:style-name="P112"><text:span text:style-name="T23">a <text:s/>= </text:span><text:bookmark-start text:name="__DdeLink__2780_1090949852"/><text:span text:style-name="T21">1</text:span><text:span text:style-name="T22">1</text:span><text:span text:style-name="T21">03515245</text:span><text:bookmark-end text:name="__DdeLink__2780_1090949852"/></text:p>
      <text:p text:style-name="P115">c <text:s/>= 12345</text:p>
      <text:p text:style-name="P113"/>
      <text:p text:style-name="P22"/>
      <text:p text:style-name="P22">Write a c function to generate this sequence. <text:s/><text:span text:style-name="T24">We give it the old value, Xn, and it returns the next random number.</text:span></text:p>
      <text:p text:style-name="P22"/>
      <text:p text:style-name="P22">It should take an argument, <text:span text:style-name="T26">X</text:span>n, and return the value of <text:span text:style-name="T26">X</text:span>n+1</text:p>
      <text:p text:style-name="P22"/>
      <text:p text:style-name="P22">A hint :-</text:p>
      <text:p text:style-name="P22"/>
      <text:p text:style-name="P22"/>
      <text:p text:style-name="P19">unsigned long generator1(unsigned long x) {</text:p>
      <text:p text:style-name="P19"><text:s text:c="4"/>unsigned long ?</text:p>
      <text:p text:style-name="P19"><text:s text:c="4"/>unsigned long ?</text:p>
      <text:p text:style-name="P19"><text:s text:c="4"/>unsigned long ?</text:p>
      <text:p text:style-name="P19"><text:s text:c="4"/>return (?);</text:p>
      <text:p text:style-name="P19"><text:s text:c="4"/>}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A bigger hint :-</text:p>
      <text:p text:style-name="P22"/>
      <text:p text:style-name="P19">unsigned long generator1(unsigned long x) {</text:p>
      <text:p text:style-name="P19"><text:s text:c="4"/>unsigned long a = </text:p>
      <text:p text:style-name="P19"><text:s text:c="4"/>unsigned long c = </text:p>
      <text:p text:style-name="P19"><text:s text:c="4"/>unsigned long m = </text:p>
      <text:p text:style-name="P19"><text:s text:c="4"/>return (( * ) + ) % ;</text:p>
      <text:p text:style-name="P19">}</text:p>
      <text:p text:style-name="P22"/>
      <text:p text:style-name="P22">My answer :-</text:p>
      <text:p text:style-name="P22"><text:soft-page-break/></text:p>
      <text:p text:style-name="P22"/>
      <text:p text:style-name="P19">unsigned long generator1(unsigned long x) {</text:p>
      <text:p text:style-name="P19"><text:s text:c="4"/>unsigned long a = 110 351 524 5; </text:p>
      <text:p text:style-name="P19"><text:s text:c="4"/>unsigned long c = 12345;</text:p>
      <text:p text:style-name="P19"><text:s text:c="4"/>unsigned long m = 214 748 364 8;</text:p>
      <text:p text:style-name="P19"><text:s text:c="4"/>return ((a * x) + c) % m;</text:p>
      <text:p text:style-name="P19">}</text:p>
      <text:p text:style-name="P22"/>
      <text:p text:style-name="P22"/>
      <text:p text:style-name="P22"/>
      <text:p text:style-name="P22"/>
      <text:p text:style-name="P22">If you start with a seed of zero, it should produce :-</text:p>
      <text:p text:style-name="P22"/>
      <text:p text:style-name="P22"/>
      <text:p text:style-name="P22"/>
      <text:p text:style-name="P4">Seeding.</text:p>
      <text:p text:style-name="P1"/>
      <text:p text:style-name="P4">Great swathes have been written about random number generation.</text:p>
      <text:p text:style-name="P4"/>
      <text:p text:style-name="P4"/>
      <text:p text:style-name="P4">Quality of randomness. <text:s/><text:span text:style-name="T20">Not good for crypto, because it is predictable.</text:span></text:p>
      <text:p text:style-name="P4"/>
      <text:p text:style-name="P4"/>
      <text:p text:style-name="P10">So, ours produces the same output each time, because it is … what?</text:p>
      <text:p text:style-name="P10"/>
      <text:p text:style-name="P10">[Seeded with same value each time, presumably 0]</text:p>
      <text:p text:style-name="P4"/>
      <text:p text:style-name="P4"/>
      <text:p text:style-name="P1"/>
      <text:p text:style-name="P1"><text:span text:style-name="T13">Q: </text:span>What does it need?</text:p>
      <text:p text:style-name="P1"/>
      <text:p text:style-name="P86">A: different seed for each run.</text:p>
      <text:p text:style-name="P4"/>
      <text:p text:style-name="P4">Where could we get such a number, <text:span text:style-name="T20">different for each run</text:span>?</text:p>
      <text:p text:style-name="P86">Ans: one common way is some kind of time value, say, the number of milli or nano-seconds that the computer has been running. <text:s/>We would just take the last few digits of this value, and it would probably be different for each run.</text:p>
      <text:p text:style-name="P9"/>
      <text:p text:style-name="P10">Or, the time. <text:s/>Adva<text:span text:style-name="T26">n</text:span>tage is - should never be repeated!</text:p>
      <text:p text:style-name="P4"/>
      <text:p text:style-name="P4">So we do this :-</text:p>
      <text:p text:style-name="P4"/>
      <text:p text:style-name="P4"><text:tab/><text:span text:style-name="T8">srand(time(NULL));</text:span></text:p>
      <text:p text:style-name="P4"/>
      <text:p text:style-name="P4">The time() function returns the number of seconds since 00:00:00 UTC on 1<text:span text:style-name="T1">st</text:span> January 1970, as a time_t type, which is a long int value.</text:p>
      <text:p text:style-name="P4"/>
      <text:p text:style-name="P4">In full :-</text:p>
      <text:p text:style-name="P4"/>
      <text:p text:style-name="P4"><text:bookmark-start text:name="__DdeLink__1506_98053540"/></text:p>
      <text:p text:style-name="P24">int main(int argc, char** argv) {</text:p>
      <text:p text:style-name="P24"><text:s text:c="4"/>srand(time(NULL));</text:p>
      <text:p text:style-name="P24"><text:s text:c="4"/>int r = rand();</text:p>
      <text:p text:style-name="P24"><text:s text:c="4"/>printf("%d\n", r);</text:p>
      <text:p text:style-name="P24"><text:s text:c="4"/>return (EXIT_SUCCESS);</text:p>
      <text:p text:style-name="P24">}<text:bookmark-end text:name="__DdeLink__1506_98053540"/></text:p>
      <text:p text:style-name="P23"/>
      <text:p text:style-name="P23"/>
      <text:p text:style-name="P26">Next q:</text:p>
      <text:p text:style-name="P20">How do we reduce the range from 0 .. RAND_MAX, down to something more useful ?</text:p>
      <text:p text:style-name="P21"/>
      <text:p text:style-name="P1"/>
      <text:p text:style-name="P86">Answer: with a modulo, %</text:p>
      <text:p text:style-name="P4"/>
      <text:p text:style-name="P4"/>
      <text:p text:style-name="P4"/>
      <text:p text:style-name="P27">int i, <text:span text:style-name="T14">r</text:span>;</text:p>
      <text:p text:style-name="P27">srand(time(NULL));</text:p>
      <text:p text:style-name="P27">for (i = 0; i &lt; 100; i++) {</text:p>
      <text:p text:style-name="P28"><text:tab/><text:span text:style-name="T14">r = rand() % 6;</text:span><text:tab/></text:p>
      <text:p text:style-name="P28"><text:tab/>printf(“%3d”, r);</text:p>
      <text:p text:style-name="P27"><text:tab/>}</text:p>
      <text:p text:style-name="P4"/>
      <text:p text:style-name="P1"/>
      <text:p text:style-name="P1"/>
      <text:p text:style-name="P1"/>
      <text:p text:style-name="P1"/>
      <text:p text:style-name="P7">Right, now equipped with some <text:span text:style-name="T20">small </text:span>random numbers, we can do some stuff</text:p>
      <text:p text:style-name="P7"/>
      <text:p text:style-name="P3"/>
      <text:p text:style-name="P1"/>
      <text:p text:style-name="P1"/>
      <text:p text:style-name="P1"/>
      <text:p text:style-name="P1"/>
      <text:p text:style-name="P13">Statistical stuff</text:p>
      <text:p text:style-name="P30"/>
      <text:p text:style-name="P30">Looking at how the distribution of our random numbers works.</text:p>
      <text:p text:style-name="P30"/>
      <text:p text:style-name="P34">An unbiased dice (die) has an equal <text:span text:style-name="T16">probability</text:span> of turning up 1,2,3,4,5 or 6.</text:p>
      <text:p text:style-name="P30"/>
      <text:p text:style-name="P30">Get 1000 random numbers % 100, put them into bins using a 100-element array.</text:p>
      <text:p text:style-name="P30"/>
      <text:p text:style-name="P34">A bit like we did for the test scores.</text:p>
      <text:p text:style-name="P34"/>
      <text:p text:style-name="P34">Method :-</text:p>
      <text:p text:style-name="P34"/>
      <text:p text:style-name="P34">declare an array, size 6, of integers, to hold the counts.</text:p>
      <text:p text:style-name="P34">Set all entries to zero.</text:p>
      <text:p text:style-name="P34">Generate 5000 random numbers. <text:s/>For each one :-</text:p>
      <text:p text:style-name="P34"><text:tab/>Add one to the count array entry, for that number. e.g. count[5]++</text:p>
      <text:p text:style-name="P34">Print the count array, see how evenly distributed they are.</text:p>
      <text:p text:style-name="P34"/>
      <text:p text:style-name="P34">Try this out.</text:p>
      <text:p text:style-name="P34"/>
      <text:p text:style-name="P36"/>
      <text:p text:style-name="P36">What would you expect?</text:p>
      <text:p text:style-name="P36"/>
      <text:p text:style-name="P36"/>
      <text:p text:style-name="P34">What do you notice?</text:p>
      <text:p text:style-name="P34"/>
      <text:p text:style-name="P34"/>
      <text:p text:style-name="P34"/>
      <text:p text:style-name="P34"/>
      <text:p text:style-name="P34"/>
      <text:p text:style-name="P43">Try using our own random number generator.</text:p>
      <text:p text:style-name="P43"/>
      <text:p text:style-name="P43">Do you see the same results?</text:p>
      <text:p text:style-name="P43"/>
      <text:p text:style-name="P43">Now alter some of the constants, especially a.</text:p>
      <text:p text:style-name="P34"><text:soft-page-break/></text:p>
      <text:p text:style-name="P14"/>
      <text:p text:style-name="P83">Really simple crypotgraphy - XOR encoding - <text:span text:style-name="T20">the affine cipher</text:span></text:p>
      <text:p text:style-name="P38"/>
      <text:p text:style-name="P38">If we have a message, a seed number, and a repeatable sequence of random numbers, we can do a one-way encryption of the message.</text:p>
      <text:p text:style-name="P38"/>
      <text:p text:style-name="P38"/>
      <text:p text:style-name="P38">XOR-encoding works like this.</text:p>
      <text:p text:style-name="P38"/>
      <text:p text:style-name="P38">Take a message, say “hello world”, and pick a number, say 55.</text:p>
      <text:p text:style-name="P38"/>
      <text:p text:style-name="P38">Convert each character to 8-bit ASCII, and xor it with the random number (also in 8 bits) :-</text:p>
      <text:p text:style-name="P38"/>
      <text:p text:style-name="P38">letter:<text:tab/><text:tab/>h<text:tab/>e<text:tab/>l<text:tab/>l<text:tab/>o</text:p>
      <text:p text:style-name="P38">ascii<text:tab/><text:tab/>104<text:tab/>101<text:tab/>108<text:tab/>108<text:tab/>111</text:p>
      <text:p text:style-name="P38"/>
      <text:p text:style-name="P38">xor'ed with 55<text:tab/>95<text:tab/>82<text:tab/>91<text:tab/>91<text:tab/>88</text:p>
      <text:p text:style-name="P38">as ASCII<text:tab/>_<text:tab/>R<text:tab/>[<text:tab/>[<text:tab/>X</text:p>
      <text:p text:style-name="P38"/>
      <text:p text:style-name="P38">xor'ed with 55<text:tab/>104<text:tab/>101<text:tab/>108<text:tab/>108<text:tab/>111</text:p>
      <text:p text:style-name="P38">again</text:p>
      <text:p text:style-name="P38"/>
      <text:p text:style-name="P38">letter:<text:tab/><text:tab/>h<text:tab/>e<text:tab/>l<text:tab/>l<text:tab/>o</text:p>
      <text:p text:style-name="P38"/>
      <text:p text:style-name="P38">The XOR operation is self-reversing, a bit like our ROT-13 encoding. <text:s/>Do it twice, and you get the original data back again.</text:p>
      <text:p text:style-name="P38"/>
      <text:p text:style-name="P38">This isn't much of an encryption, you can already see a pattern of the repeated letters. <text:s/><text:span text:style-name="T20">What kind of attack works against this?</text:span></text:p>
      <text:p text:style-name="P38"/>
      <text:p text:style-name="P40">[frequency tables. <text:s/>Commonest letters in English - etaoin shrldlcu <text:s/><text:a xlink:type="simple" xlink:href="https://en.wikipedia.org/wiki/Letter_frequency">https://en.wikipedia.org/wiki/Letter_frequency</text:a> ]</text:p>
      <text:p text:style-name="P40"/>
      <text:p text:style-name="P40"/>
      <text:p text:style-name="P38"/>
      <text:p text:style-name="P38">But, if we used 55 to seed the random number generator, what can we get from it?</text:p>
      <text:p text:style-name="P38"/>
      <text:p text:style-name="P38">A <text:span text:style-name="T2">repeatable</text:span> yet fairly random sequence of numbers, <text:span text:style-name="T17">the same each time</text:span> we use a particular seed.</text:p>
      <text:p text:style-name="P38"/>
      <text:p text:style-name="P38">So, to encode, seed the generator, and xor each character with the next random number from the generator.</text:p>
      <text:p text:style-name="P38"/>
      <text:p text:style-name="P38">To decode, seed with the same seed that was used to encode, and xor each character of the encrypted message with the next random number, to get the original message.</text:p>
      <text:p text:style-name="P38"/>
      <text:p text:style-name="P38">Try this!</text:p>
      <text:p text:style-name="P38"/>
      <text:p text:style-name="P38">try using the wrong seed to decode, too.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38"/>
      <text:p text:style-name="P38"/>
      <text:p text:style-name="P38"/>
      <text:p text:style-name="P38"/>
      <text:p text:style-name="P38"/>
      <text:p text:style-name="P39">My code :-</text:p>
      <text:p text:style-name="P39"/>
      <text:p text:style-name="P17"><text:s text:c="4"/>int mask = 128;</text:p>
      <text:p text:style-name="P17"><text:s text:c="4"/>int seed = 42;</text:p>
      <text:p text:style-name="P17"><text:s text:c="4"/>char message[] = "Hello, world";</text:p>
      <text:p text:style-name="P17"><text:s text:c="4"/>char newMessage[512];</text:p>
      <text:p text:style-name="P17"/>
      <text:p text:style-name="P17"><text:s text:c="4"/>int i;</text:p>
      <text:p text:style-name="P17"><text:s text:c="4"/>int length = strlen(message);</text:p>
      <text:p text:style-name="P17"/>
      <text:p text:style-name="P17"><text:s text:c="4"/>// <text:span text:style-name="T18">encrypt it</text:span></text:p>
      <text:p text:style-name="P18"><text:s text:c="4"/>srand(seed);</text:p>
      <text:p text:style-name="P17"><text:s text:c="4"/>for (i = 0; i &lt; length; i++) {</text:p>
      <text:p text:style-name="P17"><text:s text:c="8"/>newMessage[i] = message[i] ^ (random() % mask);</text:p>
      <text:p text:style-name="P17"><text:s text:c="4"/>}</text:p>
      <text:p text:style-name="P17"><text:s text:c="4"/>// <text:s/><text:span text:style-name="T20">need to put in the end of string marker</text:span></text:p>
      <text:p text:style-name="P17"><text:s text:c="4"/>newMessage[length] = 0;</text:p>
      <text:p text:style-name="P17"/>
      <text:p text:style-name="P17"><text:s text:c="4"/>printf("Old message: %s\n", message);</text:p>
      <text:p text:style-name="P17"><text:s text:c="4"/>printf("New message: %s\n", newMessage);</text:p>
      <text:p text:style-name="P17"/>
      <text:p text:style-name="P17"><text:s text:c="4"/>// <text:span text:style-name="T18">decrypt it</text:span></text:p>
      <text:p text:style-name="P17"><text:s text:c="4"/>srand(seed);</text:p>
      <text:p text:style-name="P17"><text:s text:c="4"/>for (i = 0; i &lt; length; i++) {</text:p>
      <text:p text:style-name="P17"><text:s text:c="8"/>newMessage[i] = newMessage[i] ^ (random() % mask);</text:p>
      <text:p text:style-name="P17"><text:s text:c="4"/>}</text:p>
      <text:p text:style-name="P17"><text:s text:c="4"/>newMessage[length] = 0;</text:p>
      <text:p text:style-name="P17"><text:s text:c="4"/>printf("New message: %s\n", newMessage);</text:p>
      <text:p text:style-name="P17"><text:s text:c="4"/></text:p>
      <text:p text:style-name="P17"/>
      <text:p text:style-name="P17"><text:s text:c="4"/>// demonstrate a brute-force attac<text:span text:style-name="T18">k</text:span></text:p>
      <text:p text:style-name="P17"><text:s text:c="4"/>char buffer[512];</text:p>
      <text:p text:style-name="P17"><text:s text:c="4"/>for (seed = 0; seed &lt; 255; seed++) {</text:p>
      <text:p text:style-name="P17"><text:s text:c="8"/>srand(seed);</text:p>
      <text:p text:style-name="P17"><text:s text:c="8"/>for (i = 0; i &lt; length; i++) {</text:p>
      <text:p text:style-name="P17"><text:s text:c="12"/>buffer[i] = newMessage[i] ^ (random() % mask);</text:p>
      <text:p text:style-name="P17"><text:s text:c="8"/>}</text:p>
      <text:p text:style-name="P17"><text:s text:c="8"/>buffer[length] = 0;</text:p>
      <text:p text:style-name="P17"><text:s text:c="8"/>printf("Seed: %d message: %s\n", seed, buffer);</text:p>
      <text:p text:style-name="P17"><text:s text:c="4"/>}</text:p>
      <text:p text:style-name="P17"><text:s text:c="4"/>return (EXIT_SUCCESS);</text:p>
      <text:p text:style-name="P17">}</text:p>
      <text:p text:style-name="P17"/>
      <text:p text:style-name="P88">END --------------------------------------</text:p>
      <text:p text:style-name="P35"/>
      <text:p text:style-name="P84">The Lottery Simulation</text:p>
      <text:p text:style-name="P41"/>
      <text:p text:style-name="P41">The current national lottery, you pick six unique numbers in the range 1 .. 50. <text:s/>On Saturday night, six numbers are drawn at random, if you match all six, you win …. several million quid, probably.</text:p>
      <text:p text:style-name="P41"/>
      <text:p text:style-name="P41">Lets play the lottery...</text:p>
      <text:p text:style-name="P41"/>
      <text:p text:style-name="P41"/>
      <text:p text:style-name="P41">We need to pick six numbers - call them “our numbers”. <text:s/>Make sure none are repeated.</text:p>
      <text:p text:style-name="P41"/>
      <text:p text:style-name="P41">How ?</text:p>
      <text:p text:style-name="P41"/>
      <text:p text:style-name="P41"/>
      <text:p text:style-name="P41"/>
      <text:p text:style-name="P41"/>
      <text:p text:style-name="P41">Answer - with an array, to record if a number has been chosen already.</text:p>
      <text:p text:style-name="P41"/>
      <text:p text:style-name="P108">bool pickArray[50];</text:p>
      <text:p text:style-name="P42">And set all entries to false.</text:p>
      <text:p text:style-name="P42"/>
      <text:p text:style-name="P42"/>
      <text:p text:style-name="P42">Say we pick 10 as our first number, we set pickArray[10] to true, to show that its taken.</text:p>
      <text:p text:style-name="P42"/>
      <text:p text:style-name="P42">Then when we pick another random number, say <text:span text:style-name="T4">n</text:span>, we check if pickArray[<text:span text:style-name="T4">n</text:span>] is true.</text:p>
      <text:p text:style-name="P42"/>
      <text:p text:style-name="P42">If yes - choose another number, til we find one that hasn't already been chosen.</text:p>
      <text:p text:style-name="P42"/>
      <text:p text:style-name="P42"/>
      <text:p text:style-name="P42"/>
      <text:p text:style-name="P41"/>
      <text:p text:style-name="P41">Then, draw six unique numbers, like a Saturday draw.</text:p>
      <text:p text:style-name="P41"/>
      <text:p text:style-name="P41">Do our numbers match the drawn ones? <text:s/>If no, repeat the above step. <text:s/>Until we win.</text:p>
      <text:p text:style-name="P41"/>
      <text:p text:style-name="P41">How long do you think it will be before we win?</text:p>
      <text:p text:style-name="P41"/>
      <text:p text:style-name="P41"/>
      <text:p text:style-name="P41">OK - start a new C project - LotterySim.</text:p>
      <text:p text:style-name="P41"/>
      <text:p text:style-name="P41"/>
      <text:p text:style-name="P41"/>
      <text:p text:style-name="P89">My code :-</text:p>
      <text:p text:style-name="P41"/>
      <text:p text:style-name="P103"><text:line-break/></text:p>
      <text:p text:style-name="P105"/>
      <text:p text:style-name="P107">/* </text:p>
      <text:p text:style-name="P107"><text:s/>* File: <text:s text:c="2"/>main.c</text:p>
      <text:p text:style-name="P107"><text:s/>* Author: mark.woodrow</text:p>
      <text:p text:style-name="P107"><text:s/>*</text:p>
      <text:p text:style-name="P107"><text:s/>* Created on 28 November 2016, 10:17</text:p>
      <text:p text:style-name="P107"><text:s/>*/</text:p>
      <text:p text:style-name="P107"/>
      <text:p text:style-name="P107">#include &lt;stdio.h&gt;</text:p>
      <text:p text:style-name="P107">#include &lt;stdlib.h&gt;</text:p>
      <text:p text:style-name="P107">#include &lt;stdbool.h&gt;</text:p>
      <text:p text:style-name="P107">#include &lt;time.h&gt;</text:p>
      <text:p text:style-name="P107"/>
      <text:p text:style-name="P107"/>
      <text:p text:style-name="P107"><text:bookmark-start text:name="__DdeLink__1616_2085340745"/>bool pickArray[50];<text:bookmark-end text:name="__DdeLink__1616_2085340745"/></text:p>
      <text:p text:style-name="P107"/>
      <text:p text:style-name="P107"/>
      <text:p text:style-name="P107">void setAllUnpicked() {</text:p>
      <text:p text:style-name="P107"><text:s text:c="4"/>int i;</text:p>
      <text:p text:style-name="P107"><text:s text:c="4"/>for (i = 0; i &lt; 50; i++)</text:p>
      <text:p text:style-name="P107"><text:s text:c="8"/>pickArray[i] = false;</text:p>
      <text:p text:style-name="P107">}</text:p>
      <text:p text:style-name="P107"/>
      <text:p text:style-name="P107"/>
      <text:p text:style-name="P107">void pickSixNumbers(int vector[6]) {</text:p>
      <text:p text:style-name="P107"/>
      <text:p text:style-name="P107"><text:s text:c="4"/>int i, thisBall, tries;</text:p>
      <text:p text:style-name="P107"/>
      <text:p text:style-name="P107"><text:s text:c="4"/>setAllUnpicked();</text:p>
      <text:p text:style-name="P107"/>
      <text:p text:style-name="P107"><text:s text:c="4"/>for (i = 0; i &lt; 6; i++) {</text:p>
      <text:p text:style-name="P107"><text:s text:c="8"/>thisBall = rand() % 50;</text:p>
      <text:p text:style-name="P107"><text:s text:c="8"/>tries = 0;</text:p>
      <text:p text:style-name="P107"><text:s text:c="8"/>while (pickArray[thisBall] == true) {</text:p>
      <text:p text:style-name="P107"><text:s text:c="12"/>thisBall = rand() % 50;</text:p>
      <text:p text:style-name="P107"><text:s text:c="12"/>tries++;</text:p>
      <text:p text:style-name="P107"><text:s text:c="8"/>}</text:p>
      <text:p text:style-name="P107"><text:s text:c="8"/>vector[i] = thisBall;</text:p>
      <text:p text:style-name="P107"><text:s text:c="8"/>pickArray[thisBall] = true;</text:p>
      <text:p text:style-name="P107"><text:s text:c="8"/>//printf("pickSixBalls: INFO: ball %d is %d in %d tries\n", i, thisBall, tries);</text:p>
      <text:p text:style-name="P107"><text:s text:c="4"/>}</text:p>
      <text:p text:style-name="P107">}</text:p>
      <text:p text:style-name="P107"/>
      <text:p text:style-name="P107"/>
      <text:p text:style-name="P107">void doARun() {</text:p>
      <text:p text:style-name="P107"/>
      <text:p text:style-name="P107"/>
      <text:p text:style-name="P107"><text:s text:c="4"/>int myNumbers[6];</text:p>
      <text:p text:style-name="P107"><text:s text:c="4"/>int theDrawNumbers[6];</text:p>
      <text:p text:style-name="P107"><text:s text:c="4"/>int matchRecord[7] = {0,0,0,0,0,0,0};</text:p>
      <text:p text:style-name="P107"/>
      <text:p text:style-name="P107"/>
      <text:p text:style-name="P107"><text:s text:c="4"/>int trial = 0;</text:p>
      <text:p text:style-name="P107"><text:s text:c="4"/>int bestTrial, bestMatch;</text:p>
      <text:p text:style-name="P107"><text:s text:c="4"/>int numberOfTrials = 10000000;</text:p>
      <text:p text:style-name="P107"/>
      <text:p text:style-name="P107"/>
      <text:p text:style-name="P107"><text:s text:c="4"/>// pick my numbers</text:p>
      <text:p text:style-name="P107"><text:s text:c="4"/>pickSixNumbers(myNumbers);</text:p>
      <text:p text:style-name="P107"><text:s text:c="4"/>bestTrial = 0;</text:p>
      <text:p text:style-name="P107"><text:soft-page-break/><text:s text:c="4"/>bestMatch = 0;</text:p>
      <text:p text:style-name="P107"><text:s text:c="4"/></text:p>
      <text:p text:style-name="P107"><text:s text:c="4"/>while (trial &lt; numberOfTrials) {</text:p>
      <text:p text:style-name="P107"><text:s text:c="8"/>// pick the six draw numbers</text:p>
      <text:p text:style-name="P107"><text:s text:c="8"/>pickSixNumbers(theDrawNumbers);</text:p>
      <text:p text:style-name="P107"/>
      <text:p text:style-name="P107"/>
      <text:p text:style-name="P107"><text:s text:c="8"/>// compare them</text:p>
      <text:p text:style-name="P107"><text:s text:c="8"/>int i, j, matches;</text:p>
      <text:p text:style-name="P107"><text:s text:c="8"/>matches = 0;</text:p>
      <text:p text:style-name="P107"><text:s text:c="8"/>for (i = 0; i &lt; 6; i++) {</text:p>
      <text:p text:style-name="P107"><text:s text:c="12"/>for (j = 0; j &lt; 6; j++) {</text:p>
      <text:p text:style-name="P107"><text:s text:c="16"/>if (myNumbers[j] == theDrawNumbers[i]) {</text:p>
      <text:p text:style-name="P107"><text:s text:c="20"/>matches++;</text:p>
      <text:p text:style-name="P107"><text:s text:c="16"/>}</text:p>
      <text:p text:style-name="P107"><text:s text:c="12"/>}</text:p>
      <text:p text:style-name="P107"><text:s text:c="8"/>}</text:p>
      <text:p text:style-name="P107"><text:s text:c="8"/>// printf("Trial %d matches %d\n", trial, matches);</text:p>
      <text:p text:style-name="P107"><text:s text:c="8"/>matchRecord[matches]++;</text:p>
      <text:p text:style-name="P107"><text:s text:c="8"/>if (matches &gt; bestMatch) {</text:p>
      <text:p text:style-name="P107"><text:s text:c="12"/>bestMatch = matches;</text:p>
      <text:p text:style-name="P107"><text:s text:c="12"/>bestTrial = trial;</text:p>
      <text:p text:style-name="P107"><text:s text:c="8"/>}</text:p>
      <text:p text:style-name="P107"><text:s text:c="8"/>trial++;</text:p>
      <text:p text:style-name="P107"><text:s text:c="4"/>}</text:p>
      <text:p text:style-name="P107"><text:s text:c="4"/>printf("In %d trials,\n", numberOfTrials);</text:p>
      <text:p text:style-name="P107"><text:s text:c="4"/>printf("Best match was %d numbers in trial %d\n", bestMatch, bestTrial);</text:p>
      <text:p text:style-name="P107"><text:s text:c="4"/>int i;</text:p>
      <text:p text:style-name="P107"><text:s text:c="4"/>for (i = 0; i &lt; 7; i++) {</text:p>
      <text:p text:style-name="P107"><text:s text:c="8"/>printf("%d numbers were matched %d times\n", i, matchRecord[i]);</text:p>
      <text:p text:style-name="P107"><text:s text:c="4"/>}</text:p>
      <text:p text:style-name="P107">}</text:p>
      <text:p text:style-name="P107"/>
      <text:p text:style-name="P107"/>
      <text:p text:style-name="P107">/*</text:p>
      <text:p text:style-name="P107"><text:s/>* </text:p>
      <text:p text:style-name="P107"><text:s/>*/</text:p>
      <text:p text:style-name="P107">int main(int argc, char** argv) {</text:p>
      <text:p text:style-name="P107"/>
      <text:p text:style-name="P107"/>
      <text:p text:style-name="P107"><text:s text:c="4"/>srand(time(NULL));</text:p>
      <text:p text:style-name="P107"><text:s text:c="4"/>doARun();</text:p>
      <text:p text:style-name="P107"><text:s text:c="4"/>return (EXIT_SUCCESS);</text:p>
      <text:p text:style-name="P107">}</text:p>
      <text:p text:style-name="P107"/>
      <text:p text:style-name="P106"/>
      <text:p text:style-name="P105"/>
      <text:p text:style-name="P105"/>
      <text:p text:style-name="P105"/>
      <text:p text:style-name="P104"/>
      <text:p text:style-name="P109"/>
      <text:p text:style-name="P109"/>
      <text:p text:style-name="P41"/>
      <text:p text:style-name="P41"/>
      <text:p text:style-name="P41"><text:soft-page-break/></text:p>
      <text:p text:style-name="P35"/>
      <text:p text:style-name="P35"/>
      <text:p text:style-name="P35"/>
      <text:p text:style-name="P35">Any spare time - install gnuplot.</text:p>
      <text:p text:style-name="P37">+++++++++++++++++++++++++++++++++++++++++++++++++++++++++++++++++++++++++++++</text:p>
      <text:p text:style-name="P37">Next time</text:p>
      <text:p text:style-name="P30"/>
      <text:p text:style-name="P30"/>
      <text:p text:style-name="P13">Fractal Landscapes</text:p>
      <text:p text:style-name="P30"/>
      <text:p text:style-name="P29">/* </text:p>
      <text:p text:style-name="P29"><text:s/>* File: <text:s text:c="2"/>main.c</text:p>
      <text:p text:style-name="P29"><text:s/>* Author: mark</text:p>
      <text:p text:style-name="P29"><text:s/>*</text:p>
      <text:p text:style-name="P29"><text:s/>* Created on 08 November 2016, 19:13</text:p>
      <text:p text:style-name="P29"><text:s/>*/</text:p>
      <text:p text:style-name="P29"/>
      <text:p text:style-name="P29">#include &lt;stdio.h&gt;</text:p>
      <text:p text:style-name="P29">#include &lt;stdlib.h&gt;</text:p>
      <text:p text:style-name="P29">#include &lt;time.h&gt;</text:p>
      <text:p text:style-name="P29"/>
      <text:p text:style-name="P29"/>
      <text:p text:style-name="P29">#define SIZE 100</text:p>
      <text:p text:style-name="P29"/>
      <text:p text:style-name="P29">int landscape[SIZE][SIZE];</text:p>
      <text:p text:style-name="P29"/>
      <text:p text:style-name="P29">/**</text:p>
      <text:p text:style-name="P29"><text:s/>* Fill the landscape array with zeroes</text:p>
      <text:p text:style-name="P29"><text:s/>*/</text:p>
      <text:p text:style-name="P29">void initLandscape() {</text:p>
      <text:p text:style-name="P29"/>
      <text:p text:style-name="P29"><text:s text:c="4"/>int i, j;</text:p>
      <text:p text:style-name="P29"><text:s text:c="4"/>for (i = 0; i &lt; SIZE; i++) {</text:p>
      <text:p text:style-name="P29"><text:s text:c="8"/>for (j = 0; j &lt; SIZE; j++) {</text:p>
      <text:p text:style-name="P29"><text:s text:c="12"/>landscape[i][j] = 0;</text:p>
      <text:p text:style-name="P29"><text:s text:c="8"/>}</text:p>
      <text:p text:style-name="P29"><text:s text:c="4"/>}</text:p>
      <text:p text:style-name="P29">}</text:p>
      <text:p text:style-name="P29"/>
      <text:p text:style-name="P29">/**</text:p>
      <text:p text:style-name="P29"><text:s/>* Display the landscape array</text:p>
      <text:p text:style-name="P29"><text:s/>*/</text:p>
      <text:p text:style-name="P29">void displayLandscape() {</text:p>
      <text:p text:style-name="P29"/>
      <text:p text:style-name="P29"><text:s text:c="4"/>int i, j;</text:p>
      <text:p text:style-name="P29"><text:s text:c="4"/>for (i = 0; i &lt; SIZE; i++) {</text:p>
      <text:p text:style-name="P29"><text:s text:c="8"/>for (j = 0; j &lt; SIZE; j++) {</text:p>
      <text:p text:style-name="P29"><text:s text:c="12"/>printf("%6d", landscape[i][j]);</text:p>
      <text:p text:style-name="P29"><text:s text:c="8"/>}</text:p>
      <text:p text:style-name="P29"><text:s text:c="8"/>printf("\n");</text:p>
      <text:p text:style-name="P29"><text:s text:c="4"/>}</text:p>
      <text:p text:style-name="P29">}</text:p>
      <text:p text:style-name="P29"/>
      <text:p text:style-name="P29">void chopSea() {</text:p>
      <text:p text:style-name="P29"><text:s text:c="4"/></text:p>
      <text:p text:style-name="P29"><text:s text:c="4"/>int i, j;</text:p>
      <text:p text:style-name="P29"><text:s text:c="4"/>for (i = 0; i &lt; SIZE; i++) {</text:p>
      <text:p text:style-name="P29"><text:s text:c="8"/>for (j = 0; j &lt; SIZE; j++) {</text:p>
      <text:p text:style-name="P29"><text:s text:c="12"/>if (landscape[i][j] &lt; 0)</text:p>
      <text:p text:style-name="P29"><text:s text:c="16"/>landscape[i][j] = 0;</text:p>
      <text:p text:style-name="P29"><text:s text:c="8"/>}</text:p>
      <text:p text:style-name="P29"><text:s text:c="4"/>}</text:p>
      <text:p text:style-name="P29"><text:s text:c="4"/></text:p>
      <text:p text:style-name="P29">}</text:p>
      <text:p text:style-name="P29"/>
      <text:p text:style-name="P29">/**</text:p>
      <text:p text:style-name="P29"><text:s/>* Randomly return either +1 or -1, with equal probability</text:p>
      <text:p text:style-name="P29"><text:s/>* </text:p>
      <text:p text:style-name="P29"><text:s/>*/</text:p>
      <text:p text:style-name="P29">int getDelta() {</text:p>
      <text:p text:style-name="P29"><text:s text:c="4"/>int r = random() % 100;</text:p>
      <text:p text:style-name="P29"><text:soft-page-break/><text:s text:c="4"/>if (r &lt; 50) {</text:p>
      <text:p text:style-name="P29"><text:s text:c="8"/>return -1;</text:p>
      <text:p text:style-name="P29"><text:s text:c="4"/>} else</text:p>
      <text:p text:style-name="P29"><text:s text:c="8"/>return 1;</text:p>
      <text:p text:style-name="P29"/>
      <text:p text:style-name="P29">}</text:p>
      <text:p text:style-name="P29"/>
      <text:p text:style-name="P29">void doFaulting() {</text:p>
      <text:p text:style-name="P29"/>
      <text:p text:style-name="P29"><text:s text:c="4"/>// pick a random row</text:p>
      <text:p text:style-name="P29"><text:s text:c="4"/>int row = random() % SIZE;</text:p>
      <text:p text:style-name="P29"><text:s text:c="4"/>// pick a random direction, up or down</text:p>
      <text:p text:style-name="P29"><text:s text:c="4"/>int delta = getDelta();</text:p>
      <text:p text:style-name="P29"><text:s text:c="4"/>int i, j;</text:p>
      <text:p text:style-name="P29"/>
      <text:p text:style-name="P29"><text:s text:c="4"/></text:p>
      <text:p text:style-name="P29"><text:s text:c="4"/>// raise/lower the land below this row</text:p>
      <text:p text:style-name="P29"><text:s text:c="4"/>for (i = 0; i &lt; SIZE; i++) {</text:p>
      <text:p text:style-name="P29"><text:s text:c="8"/>for (j = 0; j &lt; SIZE; j++) {</text:p>
      <text:p text:style-name="P29"><text:s text:c="12"/>// land before the chosen row goes one way</text:p>
      <text:p text:style-name="P29"><text:s text:c="12"/>if (i &lt; row) </text:p>
      <text:p text:style-name="P29"><text:s text:c="16"/>landscape[i][j] += delta;</text:p>
      <text:p text:style-name="P29"><text:s text:c="12"/>else</text:p>
      <text:p text:style-name="P29"><text:s text:c="16"/>// land after, goes the opposite way</text:p>
      <text:p text:style-name="P29"><text:s text:c="16"/>landscape[i][j] -= delta;</text:p>
      <text:p text:style-name="P29"><text:s text:c="8"/>}</text:p>
      <text:p text:style-name="P29"><text:s text:c="4"/>}</text:p>
      <text:p text:style-name="P29"><text:s text:c="4"/></text:p>
      <text:p text:style-name="P29"><text:s text:c="4"/></text:p>
      <text:p text:style-name="P29"><text:s text:c="4"/>// Now do a column</text:p>
      <text:p text:style-name="P29"><text:s text:c="4"/>delta = getDelta();</text:p>
      <text:p text:style-name="P29"><text:s text:c="4"/>int column = random() % SIZE;</text:p>
      <text:p text:style-name="P29"><text:s text:c="4"/>// raise/lower the land below this column</text:p>
      <text:p text:style-name="P29"><text:s text:c="4"/>for (i = 0; i &lt; SIZE; i++) {</text:p>
      <text:p text:style-name="P29"><text:s text:c="8"/>for (j = 0; j &lt; SIZE; j++) {</text:p>
      <text:p text:style-name="P29"><text:s text:c="12"/>// land before the chosen row goes one way</text:p>
      <text:p text:style-name="P29"><text:s text:c="12"/>if (j &lt; column) </text:p>
      <text:p text:style-name="P29"><text:s text:c="16"/>landscape[i][j] += delta;</text:p>
      <text:p text:style-name="P29"><text:s text:c="12"/>else</text:p>
      <text:p text:style-name="P29"><text:s text:c="16"/>// land after, goes the opposite way</text:p>
      <text:p text:style-name="P29"><text:s text:c="16"/>landscape[i][j] -= delta;</text:p>
      <text:p text:style-name="P29"><text:s text:c="8"/>}</text:p>
      <text:p text:style-name="P29"><text:s text:c="4"/>}</text:p>
      <text:p text:style-name="P29"/>
      <text:p text:style-name="P29">}</text:p>
      <text:p text:style-name="P29"/>
      <text:p text:style-name="P29">/*</text:p>
      <text:p text:style-name="P29"><text:s/>* </text:p>
      <text:p text:style-name="P29"><text:s/>*/</text:p>
      <text:p text:style-name="P29">int main(int argc, char** argv) {</text:p>
      <text:p text:style-name="P29"/>
      <text:p text:style-name="P29"><text:s text:c="4"/>int l;</text:p>
      <text:p text:style-name="P29"><text:s text:c="4"/>// seed the random number generator</text:p>
      <text:p text:style-name="P29"><text:s text:c="4"/>srand(time(NULL));</text:p>
      <text:p text:style-name="P29"><text:s text:c="4"/>initLandscape();</text:p>
      <text:p text:style-name="P29"><text:s text:c="4"/>//displayLandscape();</text:p>
      <text:p text:style-name="P29"/>
      <text:p text:style-name="P29"><text:s text:c="4"/>for (l = 0; l &lt; 1000; l++)</text:p>
      <text:p text:style-name="P29"><text:s text:c="8"/>doFaulting();</text:p>
      <text:p text:style-name="P29"/>
      <text:p text:style-name="P29"><text:s text:c="4"/>chopSea();</text:p>
      <text:p text:style-name="P29"/>
      <text:p text:style-name="P29"/>
      <text:p text:style-name="P29"><text:s text:c="4"/>printf("\n\n");</text:p>
      <text:p text:style-name="P29"><text:s text:c="4"/>displayLandscape();</text:p>
      <text:p text:style-name="P29"/>
      <text:p text:style-name="P29"><text:s text:c="4"/>return (EXIT_SUCCESS);</text:p>
      <text:p text:style-name="P29">}</text:p>
      <text:p text:style-name="P31"/>
      <text:p text:style-name="P31"/>
      <text:p text:style-name="P31">gnuplot&gt; set ticslevel 0</text:p>
      <text:p text:style-name="P32"><text:span text:style-name="T15">gnuplot&gt; </text:span>set hidden3d</text:p>
      <text:p text:style-name="P31">gnuplot&gt; splot "landsea1.dat" matrix with lines palette</text:p>
      <text:p text:style-name="P31"><text:soft-page-break/></text:p>
      <text:p text:style-name="P31"/>
      <text:p text:style-name="P33"><text:a xlink:type="simple" xlink:href="http://lowrank.net/gnuplot/plot3d-e.html">http://lowrank.net/gnuplot/plot3d-e.html</text:a></text:p>
      <text:p text:style-name="P33"/>
      <text:p text:style-name="P87">END</text:p>
      <text:p text:style-name="P16"/>
      <text:p text:style-name="P13">Pointers</text:p>
      <text:p text:style-name="P13"/>
      <text:p text:style-name="P44"/>
      <text:p text:style-name="P48">And now … pointers.</text:p>
      <text:p text:style-name="P48"/>
      <text:p text:style-name="P48">Every C variable has an address in memory. <text:s/>Pointers are a way of using these addresses.</text:p>
      <text:p text:style-name="P48"/>
      <text:p text:style-name="P49">The swap() problem.</text:p>
      <text:p text:style-name="P48"/>
      <text:p text:style-name="P48">Write a function to swap two integers.</text:p>
      <text:p text:style-name="P48"/>
      <text:p text:style-name="P48">So if x=1 and y = 50, swap(x,y) comes back with x=50 and y=1</text:p>
      <text:p text:style-name="P48"/>
      <text:p text:style-name="P48">Can you do it? <text:s/>Lets try...</text:p>
      <text:p text:style-name="P48"/>
      <text:p text:style-name="P47">void swap(int x, int y) {</text:p>
      <text:p text:style-name="P47"><text:tab/>int temp;</text:p>
      <text:p text:style-name="P47"><text:tab/>temp = y;</text:p>
      <text:p text:style-name="P47"><text:tab/>y = x;</text:p>
      <text:p text:style-name="P47"><text:tab/>x = temp;</text:p>
      <text:p text:style-name="P47"><text:tab/>}</text:p>
      <text:p text:style-name="P47"/>
      <text:p text:style-name="P48">Does this work?</text:p>
      <text:p text:style-name="P48"/>
      <text:p text:style-name="P48">Why/ why not?</text:p>
      <text:p text:style-name="P48"/>
      <text:p text:style-name="P48">What kind of variables are x and y. <text:s/>What is their scope?</text:p>
      <text:p text:style-name="P48"/>
      <text:p text:style-name="P48">Question: What is scope?</text:p>
      <text:p text:style-name="P48"/>
      <text:p text:style-name="P48">Answer: its the area of program where a variable can be accessed.</text:p>
      <text:p text:style-name="P48"/>
      <text:p text:style-name="P48"/>
      <text:p text:style-name="P48"><text:span text:style-name="T7">&gt;&gt;Talk about </text:span>Local variables</text:p>
      <text:p text:style-name="P48"><text:span text:style-name="T7">&gt;&gt;and </text:span>Global variables</text:p>
      <text:p text:style-name="P48"/>
      <text:p text:style-name="P53">x and y are <text:span text:style-name="T2">local</text:span> to the swap function. <text:s/>When the function is called, you give it two variables. <text:s/>However, the values of the variables are <text:span text:style-name="T2">copied</text:span> into x and y. <text:s/>When the function exits, x and y disappear, and no external effects are seen.</text:p>
      <text:p text:style-name="P53"/>
      <text:p text:style-name="P80">Clearly, we need some new mechanism.</text:p>
      <text:p text:style-name="P80"/>
      <text:p text:style-name="P53">In order to write a swap function, you need to tell it the addresses, and say “swap the variables at these addresses”. <text:s/>That will work.</text:p>
      <text:p text:style-name="P53"/>
      <text:p text:style-name="P53"/>
      <text:p text:style-name="P53"/>
      <text:p text:style-name="P93">To declare something that holds an address, <text:span text:style-name="T11">a pointer, </text:span>we use *.</text:p>
      <text:p text:style-name="P53"/>
      <text:p text:style-name="P54">e.g. </text:p>
      <text:p text:style-name="P54"/>
      <text:p text:style-name="P99">int *intptr;</text:p>
      <text:p text:style-name="P53"/>
      <text:p text:style-name="P53">declares intptr to be something that holds the address of an int variable. <text:s/>We say that it is a <text:span text:style-name="T2">pointer</text:span>, and it “points to” where the variable is.</text:p>
      <text:p text:style-name="P72"/>
      <text:p text:style-name="P77">We can have any kind of pointer :-</text:p>
      <text:p text:style-name="P77"/>
      <text:p text:style-name="P96">int * intptr;</text:p>
      <text:p text:style-name="P96">char * charptr;</text:p>
      <text:p text:style-name="P96">long * longptr;</text:p>
      <text:p text:style-name="P96">float * float_pointer;</text:p>
      <text:p text:style-name="P96">double * doubleptr;</text:p>
      <text:p text:style-name="P96">void * voidpointer;</text:p>
      <text:p text:style-name="P77"/>
      <text:p text:style-name="P77">Not sure if you've seen void before. <text:s/>Its a type that means “no specific type”. <text:s/><text:span text:style-name="T12">Oh, and spaces aren't significant here.</text:span></text:p>
      <text:p text:style-name="P77"/>
      <text:p text:style-name="P72"/>
      <text:p text:style-name="P74">To get the address of a variable, we use &amp; :-</text:p>
      <text:p text:style-name="P74"/>
      <text:p text:style-name="P101"><text:span text:style-name="T8">int *intptr;<text:tab/><text:tab/>// </text:span><text:span text:style-name="T9">an int pointer</text:span></text:p>
      <text:p text:style-name="P97">int x;<text:tab/><text:tab/><text:tab/>// <text:span text:style-name="T11">an ordinary integer variable</text:span></text:p>
      <text:p text:style-name="P98">intptr = &amp;x;<text:tab/><text:tab/>// <text:span text:style-name="T11">intptr holds the address of x</text:span></text:p>
      <text:p text:style-name="P74"/>
      <text:p text:style-name="P74">&amp;x is the address of x, and we can assign it to a pointer type (an int pointer in this case, the types must agree).</text:p>
      <text:p text:style-name="P74"/>
      <text:p text:style-name="P97">intptr = &amp;x;</text:p>
      <text:p text:style-name="P74"/>
      <text:p text:style-name="P74">intptr now holds the address of x.</text:p>
      <text:p text:style-name="P74"/>
      <text:p text:style-name="P80">&amp; is an <text:span text:style-name="T2">unary function</text:span> - it takes one argument - and returns the address of a variable.</text:p>
      <text:p text:style-name="P80"/>
      <text:p text:style-name="P80">What is the name for a function that takes two arguments?</text:p>
      <text:p text:style-name="P80"/>
      <text:p text:style-name="P80"/>
      <text:p text:style-name="P74"/>
      <text:p text:style-name="P77">But what is the next step? <text:s/>We have a pointer to x, what can we do with it?</text:p>
      <text:p text:style-name="P77"/>
      <text:p text:style-name="P94">Answer - use it to change x.</text:p>
      <text:p text:style-name="P77"/>
      <text:p text:style-name="P77">Like this :-</text:p>
      <text:p text:style-name="P77"/>
      <text:p text:style-name="P96">*intptr = 100;</text:p>
      <text:p text:style-name="P77"/>
      <text:p text:style-name="P77">And x now holds the value 100.</text:p>
      <text:p text:style-name="P53"/>
      <text:p text:style-name="P80">The asterisk is another <text:span text:style-name="T2">unary function</text:span>, that returns (or sets) the value of the variable at the location given. <text:s/>This is an example of setting.</text:p>
      <text:p text:style-name="P80"/>
      <text:p text:style-name="P80">This would be a read :-</text:p>
      <text:p text:style-name="P80"/>
      <text:p text:style-name="P95">int y;</text:p>
      <text:p text:style-name="P95">y = *intptr;</text:p>
      <text:p text:style-name="P100"/>
      <text:p text:style-name="P53"/>
      <text:p text:style-name="P53"/>
      <text:p text:style-name="P53"/>
      <text:p text:style-name="P72">We'll have a bit of practical with pointers, then go back to the swap().</text:p>
      <text:p text:style-name="P72"/>
      <text:p text:style-name="P50"/>
      <text:p text:style-name="P50"/>
      <text:p text:style-name="P50">Practical</text:p>
      <text:p text:style-name="P72"/>
      <text:p text:style-name="P72">try the following code:-</text:p>
      <text:p text:style-name="P72"/>
      <text:p text:style-name="P72"/>
      <text:p text:style-name="P72"/>
      <text:p text:style-name="P45">void pointerDemo() {</text:p>
      <text:p text:style-name="P45"/>
      <text:p text:style-name="P45"><text:s text:c="4"/>int x = 100;</text:p>
      <text:p text:style-name="P45"/>
      <text:p text:style-name="P45"><text:s text:c="4"/>printf("before, x = %d\n", x);</text:p>
      <text:p text:style-name="P45"/>
      <text:p text:style-name="P45"><text:s text:c="4"/>int * xptr;</text:p>
      <text:p text:style-name="P45"/>
      <text:p text:style-name="P45"><text:s text:c="4"/>xptr = &amp;x;</text:p>
      <text:p text:style-name="P45"><text:s text:c="4"/>printf(" address of x is %p\n", xptr);</text:p>
      <text:p text:style-name="P45"><text:s text:c="4"/>printf("contents of x is %d\n", *xptr);</text:p>
      <text:p text:style-name="P45"/>
      <text:p text:style-name="P45"><text:s text:c="4"/>*xptr = 2;</text:p>
      <text:p text:style-name="P45"/>
      <text:p text:style-name="P45"><text:s text:c="4"/>printf("now x = %d\n", x);</text:p>
      <text:p text:style-name="P46"><text:s text:c="4"/>printf(" address of x is %p\n", xptr);</text:p>
      <text:p text:style-name="P46"><text:s text:c="4"/>printf("contents of x is %d\n", *xptr);</text:p>
      <text:p text:style-name="P46"/>
      <text:p text:style-name="P45">}</text:p>
      <text:p text:style-name="P73"/>
      <text:p text:style-name="P73"/>
      <text:p text:style-name="P73">See how &amp;x gets us the address of x, in memory.</text:p>
      <text:p text:style-name="P73"/>
      <text:p text:style-name="P73">And we just assign xptr = &amp;x, because xptr will hold the address of x. <text:s/>That<text:span text:style-name="T11">'</text:span>s what pointers do. <text:s/>They hold an address, or location of something. <text:s/>&amp;x is also called a <text:span text:style-name="T2">reference to x</text:span>, or just a <text:span text:style-name="T2">reference</text:span>.</text:p>
      <text:p text:style-name="P73"/>
      <text:p text:style-name="P91">Call by value vs. call by reference.</text:p>
      <text:p text:style-name="P51"/>
      <text:p text:style-name="P73"/>
      <text:p text:style-name="P50"/>
      <text:p text:style-name="P51"/>
      <text:p text:style-name="P90">Back to swap()</text:p>
      <text:p text:style-name="P72"/>
      <text:p text:style-name="P55">To do the swap, we need a pointer to each variable:</text:p>
      <text:p text:style-name="P55"/>
      <text:p text:style-name="P55">int * <text:span text:style-name="T12">x_pointer</text:span>;</text:p>
      <text:p text:style-name="P55">int * <text:span text:style-name="T12">y_pointer</text:span>;</text:p>
      <text:p text:style-name="P55"/>
      <text:p text:style-name="P55">and do this</text:p>
      <text:p text:style-name="P55"/>
      <text:p text:style-name="P53"/>
      <text:p text:style-name="P53">void swap (int *x_<text:span text:style-name="T11">pointer</text:span>, int *y_<text:span text:style-name="T11">pointer</text:span>) {</text:p>
      <text:p text:style-name="P56"><text:tab/><text:span text:style-name="T3">int temp;</text:span></text:p>
      <text:p text:style-name="P59"><text:tab/>temp = *x_<text:span text:style-name="T11">pointer</text:span>;<text:tab/><text:tab/></text:p>
      <text:p text:style-name="P55"><text:tab/>*<text:span text:style-name="T3">x_pointer = *y_pointer;</text:span></text:p>
      <text:p text:style-name="P55"><text:tab/>*<text:span text:style-name="T3">y_pointer = temp;</text:span></text:p>
      <text:p text:style-name="P55"><text:tab/><text:span text:style-name="T3">}</text:span></text:p>
      <text:p text:style-name="P55"/>
      <text:p text:style-name="P55"/>
      <text:p text:style-name="P55"/>
      <text:p text:style-name="P58">Note that there are two uses of * here, and they can be confusing. <text:s/></text:p>
      <text:p text:style-name="P58"/>
      <text:p text:style-name="P80">If the * appears on the right-hand-side of an assignment, it designates a “read” operation</text:p>
      <text:p text:style-name="P60"/>
      <text:p text:style-name="P80">If the * appears on the left-hand-side of an assignment, it designates a “set” operation</text:p>
      <text:p text:style-name="P60"/>
      <text:p text:style-name="P80">Consider ...</text:p>
      <text:p text:style-name="P58"/>
      <text:p text:style-name="P75"><text:tab/>temp = *x_pointer;</text:p>
      <text:p text:style-name="P56"/>
      <text:p text:style-name="P78">This means, <text:span text:style-name="T4">“temp becomes equal to the </text:span><text:span text:style-name="T6">value of the </text:span><text:span text:style-name="T4">variable pointed to by x</text:span><text:span text:style-name="T5">_pointer</text:span><text:span text:style-name="T4">”</text:span></text:p>
      <text:p text:style-name="P79"/>
      <text:p text:style-name="P79"/>
      <text:p text:style-name="P80">And …</text:p>
      <text:p text:style-name="P80"/>
      <text:p text:style-name="P57"><text:span text:style-name="T8"><text:tab/>*</text:span><text:span text:style-name="T10">x_pointer = *y_pointer;</text:span></text:p>
      <text:p text:style-name="P56"/>
      <text:p text:style-name="P78">This means, <text:span text:style-name="T4">“</text:span><text:span text:style-name="T6">(</text:span><text:span text:style-name="T4">the </text:span><text:span text:style-name="T6">value of) the </text:span><text:span text:style-name="T4">variable pointed to by x</text:span><text:span text:style-name="T5">_pointer</text:span><text:span text:style-name="T4"> <text:s/>... <text:s/>becomes equal to … <text:s/></text:span><text:span text:style-name="T6">(</text:span><text:span text:style-name="T4">the </text:span><text:span text:style-name="T6">value of) the </text:span><text:span text:style-name="T4">variable pointed to by y</text:span><text:span text:style-name="T5">_pointer</text:span><text:span text:style-name="T4">”</text:span></text:p>
      <text:p text:style-name="P79"/>
      <text:p text:style-name="P79"/>
      <text:p text:style-name="P80">And …</text:p>
      <text:p text:style-name="P80"/>
      <text:p text:style-name="P76"><text:tab/>*<text:span text:style-name="T3">y_pointer = temp;</text:span></text:p>
      <text:p text:style-name="P56"/>
      <text:p text:style-name="P78">This means, <text:span text:style-name="T4">“the variable pointed to by y</text:span><text:span text:style-name="T5">_pointer</text:span><text:span text:style-name="T4"> <text:s/>... <text:s/>becomes equal to … <text:s/>the value of temp”</text:span></text:p>
      <text:p text:style-name="P79"/>
      <text:p text:style-name="P79"/>
      <text:p text:style-name="P79"/>
      <text:p text:style-name="P79"/>
      <text:p text:style-name="P61">Or, you can think of them as <text:span text:style-name="T2">read</text:span> and <text:span text:style-name="T2">store</text:span> operations.</text:p>
      <text:p text:style-name="P61"/>
      <text:p text:style-name="P68"><text:tab/>temp = *x_pointer;</text:p>
      <text:p text:style-name="P62"/>
      <text:p text:style-name="P65">Means read or get what x<text:span text:style-name="T3">_pointer</text:span> points to, assign it to temp.</text:p>
      <text:p text:style-name="P64"/>
      <text:p text:style-name="P63"><text:tab/>*<text:span text:style-name="T3">x_pointer = *y_pointer;</text:span></text:p>
      <text:p text:style-name="P62"/>
      <text:p text:style-name="P65"><text:soft-page-break/>Means read what y<text:span text:style-name="T3">_pointer</text:span> points to, store it where x<text:span text:style-name="T3">_pointer</text:span> points to. <text:s/>And</text:p>
      <text:p text:style-name="P64"/>
      <text:p text:style-name="P63"><text:tab/>*<text:span text:style-name="T3">y_pointer = temp;</text:span></text:p>
      <text:p text:style-name="P62"/>
      <text:p text:style-name="P65">Store temp in what y<text:span text:style-name="T3">_pointer</text:span> points to.</text:p>
      <text:p text:style-name="P62"/>
      <text:p text:style-name="P62"/>
      <text:p text:style-name="P62"/>
      <text:p text:style-name="P62"/>
      <text:p text:style-name="P66">When we call this function, we give it the addresses of the variables to swap, like this :-</text:p>
      <text:p text:style-name="P66"/>
      <text:p text:style-name="P66"/>
      <text:p text:style-name="P66"><text:tab/>int a = 1;</text:p>
      <text:p text:style-name="P66"><text:tab/>int b = 50;</text:p>
      <text:p text:style-name="P66"/>
      <text:p text:style-name="P66"><text:tab/>swap (&amp;a, &amp;b);</text:p>
      <text:p text:style-name="P66"/>
      <text:p text:style-name="P66">The &amp; means “the address of”.</text:p>
      <text:p text:style-name="P66"/>
      <text:p text:style-name="P67"/>
      <text:p text:style-name="P70">What's the point of pointers?</text:p>
      <text:p text:style-name="P67"/>
      <text:p text:style-name="P67">Saves us copying data around from one place to another. <text:s/>You just pass a pointer to it, instead.</text:p>
      <text:p text:style-name="P67">Allows us to do lots that we can't do yet, and I don't just mean swapping variables.</text:p>
      <text:p text:style-name="P67">e.g allocate a chunk of memory</text:p>
      <text:p text:style-name="P67"/>
      <text:p text:style-name="P67">malloc() and free().</text:p>
      <text:p text:style-name="P67"/>
      <text:p text:style-name="P69">malloc() will reserve a block of memory, and it returns a pointer to its beginning.</text:p>
      <text:p text:style-name="P69"/>
      <text:p text:style-name="P71">Pointer arithmetic</text:p>
      <text:p text:style-name="P69"/>
      <text:p text:style-name="P69">We can use ++, --, + and -.</text:p>
      <text:p text:style-name="P69"/>
      <text:p text:style-name="P71">Arrays of pointers</text:p>
      <text:p text:style-name="P69"/>
      <text:p text:style-name="P71">Pointer to pointer</text:p>
      <text:p text:style-name="P69"/>
      <text:p text:style-name="P69"/>
      <text:p text:style-name="P71">Passing pointers to functions</text:p>
      <text:p text:style-name="P69"/>
      <text:p text:style-name="P71">Returning pointers from functions</text:p>
      <text:p text:style-name="P69"/>
      <text:p text:style-name="P69"/>
      <text:p text:style-name="P69"/>
      <text:p text:style-name="P6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2" svg:font-family="'Liberation Serif'" style:font-family-generic="system"/>
    <style:font-face style:name="Times New Roman2" svg:font-family="'Times New Roman'" style:font-family-generic="system"/>
    <style:font-face style:name="Andale Mono" svg:font-family="'Andale Mono'" style:font-pitch="fixed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3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_20_Spacing" style:display-name="No Spacing" style:family="paragraph" style:default-outline-level="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fo:color="#000000" style:font-name="Times New Roman" fo:font-family="'Times New Roman'" style:font-family-generic="roman" fo:font-size="11pt" fo:language="en" fo:country="GB" style:letter-kerning="true" style:font-name-asian="Liberation Serif2" style:font-family-asian="'Liberation Serif'" style:font-family-generic-asian="system" style:font-size-asian="11pt" style:language-asian="en" style:country-asian="US" style:font-name-complex="Liberation Serif3" style:font-family-complex="'Liberation Serif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default-outline-level="" style:class="extra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000000" style:font-name="Liberation Serif1" fo:font-family="'Liberation Serif'" style:font-family-generic="roman" fo:font-size="12pt" fo:language="en" fo:country="GB" style:letter-kerning="true" style:font-name-asian="Liberation Serif2" style:font-family-asian="'Liberation Serif'" style:font-family-generic-asian="system" style:font-size-asian="12pt" style:language-asian="zh" style:country-asian="CN" style:font-size-complex="12pt" style:language-complex="hi" style:country-complex="IN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Woodrow</meta:initial-creator>
    <meta:creation-date>2016-10-29T16:50:35.827272044</meta:creation-date>
    <dc:date>2016-12-03T16:07:22.987950669</dc:date>
    <dc:creator>Mark Woodrow</dc:creator>
    <meta:editing-duration>PT8H52M28S</meta:editing-duration>
    <meta:editing-cycles>52</meta:editing-cycles>
    <meta:generator>LibreOffice/4.2.8.2$Linux_x86 LibreOffice_project/420m0$Build-2</meta:generator>
    <meta:document-statistic meta:table-count="0" meta:image-count="0" meta:object-count="1" meta:page-count="23" meta:paragraph-count="503" meta:word-count="2865" meta:character-count="16565" meta:non-whitespace-character-count="12861"/>
  </office:meta>
</office:document-meta>
</file>

<file path=Object 1/content.xml><?xml version="1.0" encoding="utf-8"?>
<math xmlns="http://www.w3.org/1998/Math/MathML" display="block">
  <semantics>
    <mrow>
      <mrow>
        <msub>
          <mi>X</mi>
          <mrow>
            <mi>n</mi>
            <mo stretchy="false">+</mo>
            <mn>1</mn>
          </mrow>
        </msub>
        <mo stretchy="false">=</mo>
        <mrow>
          <mo fence="true" stretchy="false">(</mo>
          <mrow>
            <mrow>
              <mi>a</mi>
              <mrow>
                <msub>
                  <mi>X</mi>
                  <mi>n</mi>
                </msub>
                <mo stretchy="false">+</mo>
                <mtext> c</mtext>
              </mrow>
            </mrow>
          </mrow>
          <mo fence="true" stretchy="false">)</mo>
        </mrow>
      </mrow>
      <mtext>  modulo   </mtext>
      <mi>m</mi>
    </mrow>
    <annotation encoding="StarMath 5.0">
X_{n+1} = (a X_{n}  +  " c")   "  modulo   "  m</annotation>
  </semantics>
</math>
</file>